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0.9591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4827in"/>
    </style:style>
    <style:style style:name="co14" style:family="table-column">
      <style:table-column-properties fo:break-before="auto" style:column-width="1.1457in"/>
    </style:style>
    <style:style style:name="co15" style:family="table-column">
      <style:table-column-properties fo:break-before="auto" style:column-width="1.0008in"/>
    </style:style>
    <style:style style:name="co16" style:family="table-column">
      <style:table-column-properties fo:break-before="auto" style:column-width="1.0728in"/>
    </style:style>
    <style:style style:name="co17" style:family="table-column">
      <style:table-column-properties fo:break-before="auto" style:column-width="0.3783in"/>
    </style:style>
    <style:style style:name="co18" style:family="table-column">
      <style:table-column-properties fo:break-before="auto" style:column-width="0.306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096">
            <text:p>9.6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146">
            <text:p>14.6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333">
            <text:p>33.3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9472">
            <text:p>9472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11232">
            <text:p>11232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9376">
            <text:p>19376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0-12-13">
            <text:p>2020-12-13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82 - 1.8)">
            <text:p>(0.82 - 1.8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0.86">
            <text:p>0.86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13" table:number-columns-repeated="2" table:default-cell-style-name="Default"/>
        <table:table-column table:style-name="co7" table:default-cell-style-name="Default"/>
        <table:table-column table:style-name="co14" table:number-columns-repeated="2" table:default-cell-style-name="Default"/>
        <table:table-column table:style-name="co10" table:default-cell-style-name="Default"/>
        <table:table-column table:style-name="co15" table:number-columns-repeated="3" table:default-cell-style-name="Default"/>
        <table:table-column table:style-name="co11" table:number-columns-repeated="3" table:default-cell-style-name="Default"/>
        <table:table-column table:style-name="co16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9.875">
            <text:p>289.87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85786739238">
            <text:p>0.0358578674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802267771503">
            <text:p>1.1280226777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6749459420771">
            <text:p>19.6749459421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81.375">
            <text:p>181.375</text:p>
          </table:table-cell>
          <table:table-cell office:value-type="float" office:value="385.875">
            <text:p>385.875</text:p>
          </table:table-cell>
          <table:table-cell office:value-type="float" office:value="0.0917828685258964">
            <text:p>0.0917828685</text:p>
          </table:table-cell>
          <table:table-cell office:value-type="float" office:value="0.0426163063909774">
            <text:p>0.0426163064</text:p>
          </table:table-cell>
          <table:table-cell office:value-type="float" office:value="0.0429370201402025">
            <text:p>0.0429370201</text:p>
          </table:table-cell>
          <table:table-cell office:value-type="float" office:value="1.33775126595213">
            <text:p>1.337751266</text:p>
          </table:table-cell>
          <table:table-cell office:value-type="float" office:value="1.15271672552642">
            <text:p>1.1527167255</text:p>
          </table:table-cell>
          <table:table-cell office:value-type="float" office:value="1.15389300237981">
            <text:p>1.1538930024</text:p>
          </table:table-cell>
          <table:table-cell office:value-type="float" office:value="7.89353424316353">
            <text:p>7.8935342432</text:p>
          </table:table-cell>
          <table:table-cell office:value-type="float" office:value="16.6089977913845">
            <text:p>16.6089977914</text:p>
          </table:table-cell>
          <table:table-cell office:value-type="float" office:value="16.4874914821299">
            <text:p>16.4874914821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52.375">
            <text:p>352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71593950749465">
            <text:p>0.0471593951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941693950823">
            <text:p>1.1694169395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0418778298293">
            <text:p>15.0418778298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38.625">
            <text:p>238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319615590677739">
            <text:p>0.0319615591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1386767760297">
            <text:p>1.1138676776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2.0316577521352">
            <text:p>22.0316577521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61">
            <text:p>9961</text:p>
          </table:table-cell>
          <table:table-cell office:value-type="float" office:value="308.25">
            <text:p>308.25</text:p>
          </table:table-cell>
          <table:table-cell office:value-type="float" office:value="228.875">
            <text:p>228.875</text:p>
          </table:table-cell>
          <table:table-cell office:value-type="float" office:value="273.375">
            <text:p>273.375</text:p>
          </table:table-cell>
          <table:table-cell office:value-type="float" office:value="0.106734764542936">
            <text:p>0.1067347645</text:p>
          </table:table-cell>
          <table:table-cell office:value-type="float" office:value="0.0444590132090132">
            <text:p>0.0444590132</text:p>
          </table:table-cell>
          <table:table-cell office:value-type="float" office:value="0.0274445336813573">
            <text:p>0.0274445337</text:p>
          </table:table-cell>
          <table:table-cell office:value-type="float" office:value="1.39590060342587">
            <text:p>1.3959006034</text:p>
          </table:table-cell>
          <table:table-cell office:value-type="float" office:value="1.15948068978836">
            <text:p>1.1594806898</text:p>
          </table:table-cell>
          <table:table-cell office:value-type="float" office:value="1.09753214464557">
            <text:p>1.0975321446</text:p>
          </table:table-cell>
          <table:table-cell office:value-type="float" office:value="6.83482555469283">
            <text:p>6.8348255547</text:p>
          </table:table-cell>
          <table:table-cell office:value-type="float" office:value="15.9347620396728">
            <text:p>15.9347620397</text:p>
          </table:table-cell>
          <table:table-cell office:value-type="float" office:value="25.6013025924321">
            <text:p>25.6013025924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467">
            <text:p>9467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43.875">
            <text:p>443.87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68865532903771">
            <text:p>0.0468865533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6841170032004">
            <text:p>1.1684117003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5.1274231436356">
            <text:p>15.1274231436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695">
            <text:p>8695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325">
            <text:p>325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73778033352501">
            <text:p>0.0373778033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3356062803043">
            <text:p>1.133560628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18.8888070136865">
            <text:p>18.8888070137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652">
            <text:p>5652</text:p>
          </table:table-cell>
          <table:table-cell office:value-type="float" office:value="10062">
            <text:p>10062</text:p>
          </table:table-cell>
          <table:table-cell office:value-type="float" office:value="149.5">
            <text:p>149.5</text:p>
          </table:table-cell>
          <table:table-cell office:value-type="float" office:value="386.75">
            <text:p>386.75</text:p>
          </table:table-cell>
          <table:table-cell office:value-type="float" office:value="582.75">
            <text:p>582.75</text:p>
          </table:table-cell>
          <table:table-cell office:value-type="float" office:value="0.0424715909090909">
            <text:p>0.0424715909</text:p>
          </table:table-cell>
          <table:table-cell office:value-type="float" office:value="0.0684271054493984">
            <text:p>0.0684271054</text:p>
          </table:table-cell>
          <table:table-cell office:value-type="float" office:value="0.0579159212880143">
            <text:p>0.0579159213</text:p>
          </table:table-cell>
          <table:table-cell office:value-type="float" office:value="1.15218608680914">
            <text:p>1.1521860868</text:p>
          </table:table-cell>
          <table:table-cell office:value-type="float" office:value="1.24867211584285">
            <text:p>1.2486721158</text:p>
          </table:table-cell>
          <table:table-cell office:value-type="float" office:value="1.20928006222778">
            <text:p>1.2092800622</text:p>
          </table:table-cell>
          <table:table-cell office:value-type="float" office:value="16.6644257575408">
            <text:p>16.6644257575</text:p>
          </table:table-cell>
          <table:table-cell office:value-type="float" office:value="10.4724672463832">
            <text:p>10.4724672464</text:p>
          </table:table-cell>
          <table:table-cell office:value-type="float" office:value="12.3114845982349">
            <text:p>12.3114845982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64">
            <text:p>6864</text:p>
          </table:table-cell>
          <table:table-cell office:value-type="float" office:value="12361">
            <text:p>12361</text:p>
          </table:table-cell>
          <table:table-cell office:value-type="float" office:value="178.75">
            <text:p>178.75</text:p>
          </table:table-cell>
          <table:table-cell office:value-type="float" office:value="295.125">
            <text:p>295.125</text:p>
          </table:table-cell>
          <table:table-cell office:value-type="float" office:value="572.5">
            <text:p>572.5</text:p>
          </table:table-cell>
          <table:table-cell office:value-type="float" office:value="0.043586930017069">
            <text:p>0.04358693</text:p>
          </table:table-cell>
          <table:table-cell office:value-type="float" office:value="0.0429960664335664">
            <text:p>0.0429960664</text:p>
          </table:table-cell>
          <table:table-cell office:value-type="float" office:value="0.046315023056387">
            <text:p>0.0463150231</text:p>
          </table:table-cell>
          <table:table-cell office:value-type="float" office:value="1.15627790317763">
            <text:p>1.1562779032</text:p>
          </table:table-cell>
          <table:table-cell office:value-type="float" office:value="1.15410960950585">
            <text:p>1.1541096095</text:p>
          </table:table-cell>
          <table:table-cell office:value-type="float" office:value="1.16630694016435">
            <text:p>1.1663069402</text:p>
          </table:table-cell>
          <table:table-cell office:value-type="float" office:value="16.2467475618022">
            <text:p>16.2467475618</text:p>
          </table:table-cell>
          <table:table-cell office:value-type="float" office:value="16.4653186317986">
            <text:p>16.4653186318</text:p>
          </table:table-cell>
          <table:table-cell office:value-type="float" office:value="15.3098839354791">
            <text:p>15.309883935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8">
            <text:p>78</text:p>
          </table:table-cell>
          <table:table-cell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828">
            <text:p>5828</text:p>
          </table:table-cell>
          <table:table-cell office:value-type="float" office:value="10543">
            <text:p>10543</text:p>
          </table:table-cell>
          <table:table-cell office:value-type="float" office:value="188.5">
            <text:p>188.5</text:p>
          </table:table-cell>
          <table:table-cell office:value-type="float" office:value="465.75">
            <text:p>465.75</text:p>
          </table:table-cell>
          <table:table-cell office:value-type="float" office:value="510">
            <text:p>510</text:p>
          </table:table-cell>
          <table:table-cell office:value-type="float" office:value="0.0483581323755772">
            <text:p>0.0483581324</text:p>
          </table:table-cell>
          <table:table-cell office:value-type="float" office:value="0.0799159231297186">
            <text:p>0.0799159231</text:p>
          </table:table-cell>
          <table:table-cell office:value-type="float" office:value="0.0483733282746846">
            <text:p>0.0483733283</text:p>
          </table:table-cell>
          <table:table-cell office:value-type="float" office:value="1.17383694088955">
            <text:p>1.1738369409</text:p>
          </table:table-cell>
          <table:table-cell office:value-type="float" office:value="1.29222337830258">
            <text:p>1.2922233783</text:p>
          </table:table-cell>
          <table:table-cell office:value-type="float" office:value="1.1738930075826">
            <text:p>1.1738930076</text:p>
          </table:table-cell>
          <table:table-cell office:value-type="float" office:value="14.6774676566369">
            <text:p>14.6774676566</text:p>
          </table:table-cell>
          <table:table-cell office:value-type="float" office:value="9.01558829969431">
            <text:p>9.0155882997</text:p>
          </table:table-cell>
          <table:table-cell office:value-type="float" office:value="14.6729640846309">
            <text:p>14.6729640846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5">
            <text:p>95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400">
            <text:p>6400</text:p>
          </table:table-cell>
          <table:table-cell office:value-type="float" office:value="11244">
            <text:p>11244</text:p>
          </table:table-cell>
          <table:table-cell office:value-type="float" office:value="172">
            <text:p>172</text:p>
          </table:table-cell>
          <table:table-cell office:value-type="float" office:value="508.375">
            <text:p>508.375</text:p>
          </table:table-cell>
          <table:table-cell office:value-type="float" office:value="825">
            <text:p>825</text:p>
          </table:table-cell>
          <table:table-cell office:value-type="float" office:value="0.0447450572320499">
            <text:p>0.0447450572</text:p>
          </table:table-cell>
          <table:table-cell office:value-type="float" office:value="0.07943359375">
            <text:p>0.0794335938</text:p>
          </table:table-cell>
          <table:table-cell office:value-type="float" office:value="0.0733724653148346">
            <text:p>0.0733724653</text:p>
          </table:table-cell>
          <table:table-cell office:value-type="float" office:value="1.16053185579971">
            <text:p>1.1605318558</text:p>
          </table:table-cell>
          <table:table-cell office:value-type="float" office:value="1.29038458192444">
            <text:p>1.2903845819</text:p>
          </table:table-cell>
          <table:table-cell office:value-type="float" office:value="1.26735532518802">
            <text:p>1.2673553252</text:p>
          </table:table-cell>
          <table:table-cell office:value-type="float" office:value="15.835078750093">
            <text:p>15.8350787501</text:p>
          </table:table-cell>
          <table:table-cell office:value-type="float" office:value="9.06828025555478">
            <text:p>9.0682802556</text:p>
          </table:table-cell>
          <table:table-cell office:value-type="float" office:value="9.78944998150039">
            <text:p>9.7894499815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float" office:value="133">
            <text:p>133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7114">
            <text:p>7114</text:p>
          </table:table-cell>
          <table:table-cell office:value-type="float" office:value="15378">
            <text:p>15378</text:p>
          </table:table-cell>
          <table:table-cell office:value-type="float" office:value="175.375">
            <text:p>175.375</text:p>
          </table:table-cell>
          <table:table-cell office:value-type="float" office:value="536">
            <text:p>536</text:p>
          </table:table-cell>
          <table:table-cell office:value-type="float" office:value="849.125">
            <text:p>849.125</text:p>
          </table:table-cell>
          <table:table-cell office:value-type="float" office:value="0.0421574519230769">
            <text:p>0.0421574519</text:p>
          </table:table-cell>
          <table:table-cell office:value-type="float" office:value="0.0753443913410177">
            <text:p>0.0753443913</text:p>
          </table:table-cell>
          <table:table-cell office:value-type="float" office:value="0.0552168682533489">
            <text:p>0.0552168683</text:p>
          </table:table-cell>
          <table:table-cell office:value-type="float" office:value="1.15103449320596">
            <text:p>1.1510344932</text:p>
          </table:table-cell>
          <table:table-cell office:value-type="float" office:value="1.2748318532144">
            <text:p>1.2748318532</text:p>
          </table:table-cell>
          <table:table-cell office:value-type="float" office:value="1.19923488786455">
            <text:p>1.1992348879</text:p>
          </table:table-cell>
          <table:table-cell office:value-type="float" office:value="16.7860546005959">
            <text:p>16.7860546006</text:p>
          </table:table-cell>
          <table:table-cell office:value-type="float" office:value="9.54209641491157">
            <text:p>9.5420964149</text:p>
          </table:table-cell>
          <table:table-cell office:value-type="float" office:value="12.896647317682">
            <text:p>12.8966473177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600">
            <text:p>7600</text:p>
          </table:table-cell>
          <table:table-cell office:value-type="float" office:value="13767">
            <text:p>13767</text:p>
          </table:table-cell>
          <table:table-cell office:value-type="float" office:value="73">
            <text:p>73</text:p>
          </table:table-cell>
          <table:table-cell office:value-type="float" office:value="333.5">
            <text:p>333.5</text:p>
          </table:table-cell>
          <table:table-cell office:value-type="float" office:value="534">
            <text:p>534</text:p>
          </table:table-cell>
          <table:table-cell office:value-type="float" office:value="0.0161934338952973">
            <text:p>0.0161934339</text:p>
          </table:table-cell>
          <table:table-cell office:value-type="float" office:value="0.0438815789473684">
            <text:p>0.0438815789</text:p>
          </table:table-cell>
          <table:table-cell office:value-type="float" office:value="0.0387884070603617">
            <text:p>0.0387884071</text:p>
          </table:table-cell>
          <table:table-cell office:value-type="float" office:value="1.05719098414413">
            <text:p>1.0571909841</text:p>
          </table:table-cell>
          <table:table-cell office:value-type="float" office:value="1.15735968853878">
            <text:p>1.1573596885</text:p>
          </table:table-cell>
          <table:table-cell office:value-type="float" office:value="1.13870832413494">
            <text:p>1.1387083241</text:p>
          </table:table-cell>
          <table:table-cell office:value-type="float" office:value="0">
            <text:p>0</text:p>
          </table:table-cell>
          <table:table-cell office:value-type="float" office:value="16.1399507931132">
            <text:p>16.1399507931</text:p>
          </table:table-cell>
          <table:table-cell office:value-type="float" office:value="18.2143328664608">
            <text:p>18.2143328665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8">
            <text:p>128</text:p>
          </table:table-cell>
          <table:table-cell office:value-type="float" office:value="4382">
            <text:p>4382</text:p>
          </table:table-cell>
          <table:table-cell office:value-type="float" office:value="7450">
            <text:p>7450</text:p>
          </table:table-cell>
          <table:table-cell office:value-type="float" office:value="14149">
            <text:p>14149</text:p>
          </table:table-cell>
          <table:table-cell office:value-type="float" office:value="207">
            <text:p>207</text:p>
          </table:table-cell>
          <table:table-cell office:value-type="float" office:value="638.75">
            <text:p>638.75</text:p>
          </table:table-cell>
          <table:table-cell office:value-type="float" office:value="781.875">
            <text:p>781.875</text:p>
          </table:table-cell>
          <table:table-cell office:value-type="float" office:value="0.0472387037882246">
            <text:p>0.0472387038</text:p>
          </table:table-cell>
          <table:table-cell office:value-type="float" office:value="0.085738255033557">
            <text:p>0.085738255</text:p>
          </table:table-cell>
          <table:table-cell office:value-type="float" office:value="0.0552600890522298">
            <text:p>0.0552600891</text:p>
          </table:table-cell>
          <table:table-cell office:value-type="float" office:value="1.16970919372455">
            <text:p>1.1697091937</text:p>
          </table:table-cell>
          <table:table-cell office:value-type="float" office:value="1.3144919474348">
            <text:p>1.3144919474</text:p>
          </table:table-cell>
          <table:table-cell office:value-type="float" office:value="1.19939551946924">
            <text:p>1.1993955195</text:p>
          </table:table-cell>
          <table:table-cell office:value-type="float" office:value="15.0171971485886">
            <text:p>15.0171971486</text:p>
          </table:table-cell>
          <table:table-cell office:value-type="float" office:value="8.42627894455474">
            <text:p>8.4262789446</text:p>
          </table:table-cell>
          <table:table-cell office:value-type="float" office:value="12.8868266837916">
            <text:p>12.8868266838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0">
            <text:p>70</text:p>
          </table:table-cell>
          <table:table-cell office:value-type="float" office:value="4816">
            <text:p>4816</text:p>
          </table:table-cell>
          <table:table-cell office:value-type="float" office:value="8249">
            <text:p>8249</text:p>
          </table:table-cell>
          <table:table-cell office:value-type="float" office:value="15416">
            <text:p>15416</text:p>
          </table:table-cell>
          <table:table-cell office:value-type="float" office:value="255.875">
            <text:p>255.875</text:p>
          </table:table-cell>
          <table:table-cell office:value-type="float" office:value="437.125">
            <text:p>437.125</text:p>
          </table:table-cell>
          <table:table-cell office:value-type="float" office:value="861.125">
            <text:p>861.125</text:p>
          </table:table-cell>
          <table:table-cell office:value-type="float" office:value="0.0531301910299003">
            <text:p>0.053130191</text:p>
          </table:table-cell>
          <table:table-cell office:value-type="float" office:value="0.0529912716692932">
            <text:p>0.0529912717</text:p>
          </table:table-cell>
          <table:table-cell office:value-type="float" office:value="0.0558591722885314">
            <text:p>0.0558591723</text:p>
          </table:table-cell>
          <table:table-cell office:value-type="float" office:value="1.19148839031444">
            <text:p>1.1914883903</text:p>
          </table:table-cell>
          <table:table-cell office:value-type="float" office:value="1.19097327759386">
            <text:p>1.1909732776</text:p>
          </table:table-cell>
          <table:table-cell office:value-type="float" office:value="1.20162278738223">
            <text:p>1.2016227874</text:p>
          </table:table-cell>
          <table:table-cell office:value-type="float" office:value="13.3897851024049">
            <text:p>13.3897851024</text:p>
          </table:table-cell>
          <table:table-cell office:value-type="float" office:value="13.4239940137743">
            <text:p>13.4239940138</text:p>
          </table:table-cell>
          <table:table-cell office:value-type="float" office:value="12.7522678056482">
            <text:p>12.7522678056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90">
            <text:p>5390</text:p>
          </table:table-cell>
          <table:table-cell office:value-type="float" office:value="9355">
            <text:p>9355</text:p>
          </table:table-cell>
          <table:table-cell office:value-type="float" office:value="17370">
            <text:p>17370</text:p>
          </table:table-cell>
          <table:table-cell office:value-type="float" office:value="342.5">
            <text:p>342.5</text:p>
          </table:table-cell>
          <table:table-cell office:value-type="float" office:value="587">
            <text:p>587</text:p>
          </table:table-cell>
          <table:table-cell office:value-type="float" office:value="578.625">
            <text:p>578.625</text:p>
          </table:table-cell>
          <table:table-cell office:value-type="float" office:value="0.063543599257885">
            <text:p>0.0635435993</text:p>
          </table:table-cell>
          <table:table-cell office:value-type="float" office:value="0.0627471940138963">
            <text:p>0.062747194</text:p>
          </table:table-cell>
          <table:table-cell office:value-type="float" office:value="0.0333117443868739">
            <text:p>0.0333117444</text:p>
          </table:table-cell>
          <table:table-cell office:value-type="float" office:value="1.23031666385562">
            <text:p>1.2303166639</text:p>
          </table:table-cell>
          <table:table-cell office:value-type="float" office:value="1.22733211134761">
            <text:p>1.2273321113</text:p>
          </table:table-cell>
          <table:table-cell office:value-type="float" office:value="1.11876606308969">
            <text:p>1.1187660631</text:p>
          </table:table-cell>
          <table:table-cell office:value-type="float" office:value="11.2512293169858">
            <text:p>11.251229317</text:p>
          </table:table-cell>
          <table:table-cell office:value-type="float" office:value="11.3897227355748">
            <text:p>11.3897227356</text:p>
          </table:table-cell>
          <table:table-cell office:value-type="float" office:value="21.1525728473377">
            <text:p>21.15257284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5468">
            <text:p>5468</text:p>
          </table:table-cell>
          <table:table-cell office:value-type="float" office:value="9520">
            <text:p>9520</text:p>
          </table:table-cell>
          <table:table-cell office:value-type="float" office:value="16885">
            <text:p>16885</text:p>
          </table:table-cell>
          <table:table-cell office:value-type="float" office:value="391.375">
            <text:p>391.375</text:p>
          </table:table-cell>
          <table:table-cell office:value-type="float" office:value="593.875">
            <text:p>593.875</text:p>
          </table:table-cell>
          <table:table-cell office:value-type="float" office:value="363.375">
            <text:p>363.375</text:p>
          </table:table-cell>
          <table:table-cell office:value-type="float" office:value="0.0715755303584492">
            <text:p>0.0715755304</text:p>
          </table:table-cell>
          <table:table-cell office:value-type="float" office:value="0.0623818277310924">
            <text:p>0.0623818277</text:p>
          </table:table-cell>
          <table:table-cell office:value-type="float" office:value="0.0215205803968019">
            <text:p>0.0215205804</text:p>
          </table:table-cell>
          <table:table-cell office:value-type="float" office:value="1.26055554708491">
            <text:p>1.2605555471</text:p>
          </table:table-cell>
          <table:table-cell office:value-type="float" office:value="1.22596372222372">
            <text:p>1.2259637222</text:p>
          </table:table-cell>
          <table:table-cell office:value-type="float" office:value="1.07622977673481">
            <text:p>1.0762297767</text:p>
          </table:table-cell>
          <table:table-cell office:value-type="float" office:value="10.026716945394">
            <text:p>10.0267169454</text:p>
          </table:table-cell>
          <table:table-cell office:value-type="float" office:value="11.4544421828842">
            <text:p>11.4544421829</text:p>
          </table:table-cell>
          <table:table-cell office:value-type="float" office:value="32.5539165161494">
            <text:p>32.5539165161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634">
            <text:p>5634</text:p>
          </table:table-cell>
          <table:table-cell office:value-type="float" office:value="9668">
            <text:p>9668</text:p>
          </table:table-cell>
          <table:table-cell office:value-type="float" office:value="15658">
            <text:p>15658</text:p>
          </table:table-cell>
          <table:table-cell office:value-type="float" office:value="457.125">
            <text:p>457.125</text:p>
          </table:table-cell>
          <table:table-cell office:value-type="float" office:value="784.875">
            <text:p>784.875</text:p>
          </table:table-cell>
          <table:table-cell office:value-type="float" office:value="311.625">
            <text:p>311.625</text:p>
          </table:table-cell>
          <table:table-cell office:value-type="float" office:value="0.0811368477103301">
            <text:p>0.0811368477</text:p>
          </table:table-cell>
          <table:table-cell office:value-type="float" office:value="0.0811827678940836">
            <text:p>0.0811827679</text:p>
          </table:table-cell>
          <table:table-cell office:value-type="float" office:value="0.0199019670455997">
            <text:p>0.019901967</text:p>
          </table:table-cell>
          <table:table-cell office:value-type="float" office:value="1.29688201557664">
            <text:p>1.2968820156</text:p>
          </table:table-cell>
          <table:table-cell office:value-type="float" office:value="1.29705734556306">
            <text:p>1.2970573456</text:p>
          </table:table-cell>
          <table:table-cell office:value-type="float" office:value="1.07043321771248">
            <text:p>1.0704332177</text:p>
          </table:table-cell>
          <table:table-cell office:value-type="float" office:value="8.88500732452379">
            <text:p>8.8850073245</text:p>
          </table:table-cell>
          <table:table-cell office:value-type="float" office:value="8.88017264753699">
            <text:p>8.88017264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 office:value-type="float" office:value="32">
            <text:p>32</text:p>
          </table:table-cell>
          <table:table-cell office:value-type="float" office:value="6212">
            <text:p>6212</text:p>
          </table:table-cell>
          <table:table-cell office:value-type="float" office:value="10680">
            <text:p>10680</text:p>
          </table:table-cell>
          <table:table-cell office:value-type="float" office:value="16966">
            <text:p>16966</text:p>
          </table:table-cell>
          <table:table-cell office:value-type="float" office:value="491.375">
            <text:p>491.375</text:p>
          </table:table-cell>
          <table:table-cell office:value-type="float" office:value="861.625">
            <text:p>861.625</text:p>
          </table:table-cell>
          <table:table-cell office:value-type="float" office:value="420.5">
            <text:p>420.5</text:p>
          </table:table-cell>
          <table:table-cell office:value-type="float" office:value="0.0791009336767547">
            <text:p>0.0791009337</text:p>
          </table:table-cell>
          <table:table-cell office:value-type="float" office:value="0.0806764981273408">
            <text:p>0.0806764981</text:p>
          </table:table-cell>
          <table:table-cell office:value-type="float" office:value="0.0247848638453377">
            <text:p>0.0247848638</text:p>
          </table:table-cell>
          <table:table-cell office:value-type="float" office:value="1.28911690497737">
            <text:p>1.289116905</text:p>
          </table:table-cell>
          <table:table-cell office:value-type="float" office:value="1.29512479025187">
            <text:p>1.2951247903</text:p>
          </table:table-cell>
          <table:table-cell office:value-type="float" office:value="1.08795103083131">
            <text:p>1.0879510308</text:p>
          </table:table-cell>
          <table:table-cell office:value-type="float" office:value="9.10499587874236">
            <text:p>9.1049958787</text:p>
          </table:table-cell>
          <table:table-cell office:value-type="float" office:value="8.93377893465737">
            <text:p>8.9337789347</text:p>
          </table:table-cell>
          <table:table-cell office:value-type="float" office:value="28.3117113077263">
            <text:p>28.3117113077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136">
            <text:p>136</text:p>
          </table:table-cell>
          <table:table-cell office:value-type="float" office:value="96">
            <text:p>96</text:p>
          </table:table-cell>
          <table:table-cell office:value-type="float" office:value="70">
            <text:p>70</text:p>
          </table:table-cell>
          <table:table-cell office:value-type="float" office:value="6876">
            <text:p>6876</text:p>
          </table:table-cell>
          <table:table-cell office:value-type="float" office:value="11804">
            <text:p>11804</text:p>
          </table:table-cell>
          <table:table-cell office:value-type="float" office:value="17160">
            <text:p>17160</text:p>
          </table:table-cell>
          <table:table-cell office:value-type="float" office:value="512">
            <text:p>512</text:p>
          </table:table-cell>
          <table:table-cell office:value-type="float" office:value="871.125">
            <text:p>871.125</text:p>
          </table:table-cell>
          <table:table-cell office:value-type="float" office:value="499.75">
            <text:p>499.75</text:p>
          </table:table-cell>
          <table:table-cell office:value-type="float" office:value="0.0744618964514252">
            <text:p>0.0744618965</text:p>
          </table:table-cell>
          <table:table-cell office:value-type="float" office:value="0.0737991358861403">
            <text:p>0.0737991359</text:p>
          </table:table-cell>
          <table:table-cell office:value-type="float" office:value="0.0291229603729604">
            <text:p>0.0291229604</text:p>
          </table:table-cell>
          <table:table-cell office:value-type="float" office:value="1.27148400266535">
            <text:p>1.2714840027</text:p>
          </table:table-cell>
          <table:table-cell office:value-type="float" office:value="1.26897174801827">
            <text:p>1.268971748</text:p>
          </table:table-cell>
          <table:table-cell office:value-type="float" office:value="1.1035927290743">
            <text:p>1.1035927291</text:p>
          </table:table-cell>
          <table:table-cell office:value-type="float" office:value="9.65117548888023">
            <text:p>9.6511754889</text:p>
          </table:table-cell>
          <table:table-cell office:value-type="float" office:value="9.73480928650497">
            <text:p>9.7348092865</text:p>
          </table:table-cell>
          <table:table-cell office:value-type="float" office:value="24.1456270275177">
            <text:p>24.1456270275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340">
            <text:p>7340</text:p>
          </table:table-cell>
          <table:table-cell office:value-type="float" office:value="11572">
            <text:p>11572</text:p>
          </table:table-cell>
          <table:table-cell office:value-type="float" office:value="16896">
            <text:p>16896</text:p>
          </table:table-cell>
          <table:table-cell office:value-type="float" office:value="530.5">
            <text:p>530.5</text:p>
          </table:table-cell>
          <table:table-cell office:value-type="float" office:value="183.875">
            <text:p>183.875</text:p>
          </table:table-cell>
          <table:table-cell office:value-type="float" office:value="456">
            <text:p>456</text:p>
          </table:table-cell>
          <table:table-cell office:value-type="float" office:value="0.072275204359673">
            <text:p>0.0722752044</text:p>
          </table:table-cell>
          <table:table-cell office:value-type="float" office:value="0.0158896474248185">
            <text:p>0.0158896474</text:p>
          </table:table-cell>
          <table:table-cell office:value-type="float" office:value="0.0269886363636364">
            <text:p>0.0269886364</text:p>
          </table:table-cell>
          <table:table-cell office:value-type="float" office:value="1.26320167738271">
            <text:p>1.2632016774</text:p>
          </table:table-cell>
          <table:table-cell office:value-type="float" office:value="1.05610862854162">
            <text:p>1.0561086285</text:p>
          </table:table-cell>
          <table:table-cell office:value-type="float" office:value="1.09588786479855">
            <text:p>1.0958878648</text:p>
          </table:table-cell>
          <table:table-cell office:value-type="float" office:value="9.93293011108465">
            <text:p>9.9329301111</text:p>
          </table:table-cell>
          <table:table-cell office:value-type="float" office:value="0">
            <text:p>0</text:p>
          </table:table-cell>
          <table:table-cell office:value-type="float" office:value="26.0279624605953">
            <text:p>26.0279624606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office:value-type="float" office:value="158">
            <text:p>158</text:p>
          </table:table-cell>
          <table:table-cell office:value-type="float" office:value="224">
            <text:p>224</text:p>
          </table:table-cell>
          <table:table-cell office:value-type="float" office:value="185">
            <text:p>185</text:p>
          </table:table-cell>
          <table:table-cell office:value-type="float" office:value="8062">
            <text:p>8062</text:p>
          </table:table-cell>
          <table:table-cell office:value-type="float" office:value="11648">
            <text:p>11648</text:p>
          </table:table-cell>
          <table:table-cell office:value-type="float" office:value="17037">
            <text:p>17037</text:p>
          </table:table-cell>
          <table:table-cell office:value-type="float" office:value="398.125">
            <text:p>398.125</text:p>
          </table:table-cell>
          <table:table-cell office:value-type="float" office:value="159.375">
            <text:p>159.375</text:p>
          </table:table-cell>
          <table:table-cell office:value-type="float" office:value="387.375">
            <text:p>387.375</text:p>
          </table:table-cell>
          <table:table-cell office:value-type="float" office:value="0.0493829074671297">
            <text:p>0.0493829075</text:p>
          </table:table-cell>
          <table:table-cell office:value-type="float" office:value="0.013682606456044">
            <text:p>0.0136826065</text:p>
          </table:table-cell>
          <table:table-cell office:value-type="float" office:value="0.0227372776897341">
            <text:p>0.0227372777</text:p>
          </table:table-cell>
          <table:table-cell office:value-type="float" office:value="1.17761997237277">
            <text:p>1.1776199724</text:p>
          </table:table-cell>
          <table:table-cell office:value-type="float" office:value="1.04825606148624">
            <text:p>1.0482560615</text:p>
          </table:table-cell>
          <table:table-cell office:value-type="float" office:value="1.08059376015568">
            <text:p>1.0805937602</text:p>
          </table:table-cell>
          <table:table-cell office:value-type="float" office:value="14.3799654241576">
            <text:p>14.3799654242</text:p>
          </table:table-cell>
          <table:table-cell office:value-type="float" office:value="0">
            <text:p>0</text:p>
          </table:table-cell>
          <table:table-cell office:value-type="float" office:value="30.8303308167975">
            <text:p>30.8303308168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7">
            <text:p>207</text:p>
          </table:table-cell>
          <table:table-cell office:value-type="float" office:value="248">
            <text:p>248</text:p>
          </table:table-cell>
          <table:table-cell office:value-type="float" office:value="8842">
            <text:p>8842</text:p>
          </table:table-cell>
          <table:table-cell office:value-type="float" office:value="12146">
            <text:p>12146</text:p>
          </table:table-cell>
          <table:table-cell office:value-type="float" office:value="18738">
            <text:p>18738</text:p>
          </table:table-cell>
          <table:table-cell office:value-type="float" office:value="398">
            <text:p>398</text:p>
          </table:table-cell>
          <table:table-cell office:value-type="float" office:value="243.25">
            <text:p>243.25</text:p>
          </table:table-cell>
          <table:table-cell office:value-type="float" office:value="265.375">
            <text:p>265.375</text:p>
          </table:table-cell>
          <table:table-cell office:value-type="float" office:value="0.0450124406242931">
            <text:p>0.0450124406</text:p>
          </table:table-cell>
          <table:table-cell office:value-type="float" office:value="0.0200271694384983">
            <text:p>0.0200271694</text:p>
          </table:table-cell>
          <table:table-cell office:value-type="float" office:value="0.0141623972675846">
            <text:p>0.0141623973</text:p>
          </table:table-cell>
          <table:table-cell office:value-type="float" office:value="1.1615147370145">
            <text:p>1.161514737</text:p>
          </table:table-cell>
          <table:table-cell office:value-type="float" office:value="1.07088122456555">
            <text:p>1.0708812246</text:p>
          </table:table-cell>
          <table:table-cell office:value-type="float" office:value="1.04996151448942">
            <text:p>1.0499615145</text:p>
          </table:table-cell>
          <table:table-cell office:value-type="float" office:value="15.7430439635385">
            <text:p>15.7430439635</text:p>
          </table:table-cell>
          <table:table-cell office:value-type="float" office:value="34.9557700648854">
            <text:p>34.95577006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39">
            <text:p>239</text:p>
          </table:table-cell>
          <table:table-cell office:value-type="float" office:value="210">
            <text:p>210</text:p>
          </table:table-cell>
          <table:table-cell office:value-type="float" office:value="9430">
            <text:p>9430</text:p>
          </table:table-cell>
          <table:table-cell office:value-type="float" office:value="12506">
            <text:p>12506</text:p>
          </table:table-cell>
          <table:table-cell office:value-type="float" office:value="19448">
            <text:p>19448</text:p>
          </table:table-cell>
          <table:table-cell office:value-type="float" office:value="57.125">
            <text:p>57.125</text:p>
          </table:table-cell>
          <table:table-cell office:value-type="float" office:value="451.375">
            <text:p>451.375</text:p>
          </table:table-cell>
          <table:table-cell office:value-type="float" office:value="208.75">
            <text:p>208.75</text:p>
          </table:table-cell>
          <table:table-cell office:value-type="float" office:value="0.00605779427359491">
            <text:p>0.0060577943</text:p>
          </table:table-cell>
          <table:table-cell office:value-type="float" office:value="0.0360926755157524">
            <text:p>0.0360926755</text:p>
          </table:table-cell>
          <table:table-cell office:value-type="float" office:value="0.0107337515425751">
            <text:p>0.0107337515</text:p>
          </table:table-cell>
          <table:table-cell office:value-type="float" office:value="1.02127420582565">
            <text:p>1.0212742058</text:p>
          </table:table-cell>
          <table:table-cell office:value-type="float" office:value="1.12887761950787">
            <text:p>1.1288776195</text:p>
          </table:table-cell>
          <table:table-cell office:value-type="float" office:value="1.03779394870648">
            <text:p>1.0377939487</text:p>
          </table:table-cell>
          <table:table-cell office:value-type="float" office:value="0">
            <text:p>0</text:p>
          </table:table-cell>
          <table:table-cell office:value-type="float" office:value="19.5491750179671">
            <text:p>19.5491750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35">
            <text:p>235</text:p>
          </table:table-cell>
          <table:table-cell office:value-type="float" office:value="204">
            <text:p>204</text:p>
          </table:table-cell>
          <table:table-cell office:value-type="float" office:value="286">
            <text:p>286</text:p>
          </table:table-cell>
          <table:table-cell office:value-type="float" office:value="8882">
            <text:p>8882</text:p>
          </table:table-cell>
          <table:table-cell office:value-type="float" office:value="12142">
            <text:p>12142</text:p>
          </table:table-cell>
          <table:table-cell office:value-type="float" office:value="18873">
            <text:p>18873</text:p>
          </table:table-cell>
          <table:table-cell office:value-type="float" office:value="66.375">
            <text:p>66.375</text:p>
          </table:table-cell>
          <table:table-cell office:value-type="float" office:value="209.875">
            <text:p>209.875</text:p>
          </table:table-cell>
          <table:table-cell office:value-type="float" office:value="313.375">
            <text:p>313.375</text:p>
          </table:table-cell>
          <table:table-cell office:value-type="float" office:value="0.00747297905877055">
            <text:p>0.0074729791</text:p>
          </table:table-cell>
          <table:table-cell office:value-type="float" office:value="0.01728504365014">
            <text:p>0.0172850437</text:p>
          </table:table-cell>
          <table:table-cell office:value-type="float" office:value="0.0166044084141366">
            <text:p>0.0166044084</text:p>
          </table:table-cell>
          <table:table-cell office:value-type="float" office:value="1.02626488372108">
            <text:p>1.0262648837</text:p>
          </table:table-cell>
          <table:table-cell office:value-type="float" office:value="1.06108324733411">
            <text:p>1.0610832473</text:p>
          </table:table-cell>
          <table:table-cell office:value-type="float" office:value="1.05865581395189">
            <text:p>1.05865581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office:value-type="float" office:value="174">
            <text:p>174</text:p>
          </table:table-cell>
          <table:table-cell office:value-type="float" office:value="266">
            <text:p>266</text:p>
          </table:table-cell>
          <table:table-cell office:value-type="float" office:value="207">
            <text:p>207</text:p>
          </table:table-cell>
          <table:table-cell office:value-type="float" office:value="8863">
            <text:p>8863</text:p>
          </table:table-cell>
          <table:table-cell office:value-type="float" office:value="12192">
            <text:p>12192</text:p>
          </table:table-cell>
          <table:table-cell office:value-type="float" office:value="19593">
            <text:p>19593</text:p>
          </table:table-cell>
          <table:table-cell office:value-type="float" office:value="78.375">
            <text:p>78.375</text:p>
          </table:table-cell>
          <table:table-cell office:value-type="float" office:value="315.125">
            <text:p>315.125</text:p>
          </table:table-cell>
          <table:table-cell office:value-type="float" office:value="339.625">
            <text:p>339.625</text:p>
          </table:table-cell>
          <table:table-cell office:value-type="float" office:value="0.00884294257023581">
            <text:p>0.0088429426</text:p>
          </table:table-cell>
          <table:table-cell office:value-type="float" office:value="0.0258468667979003">
            <text:p>0.0258468668</text:p>
          </table:table-cell>
          <table:table-cell office:value-type="float" office:value="0.0173339968356046">
            <text:p>0.0173339968</text:p>
          </table:table-cell>
          <table:table-cell office:value-type="float" office:value="1.03110356635709">
            <text:p>1.0311035664</text:p>
          </table:table-cell>
          <table:table-cell office:value-type="float" office:value="1.09177343241826">
            <text:p>1.0917734324</text:p>
          </table:table-cell>
          <table:table-cell office:value-type="float" office:value="1.06125790511936">
            <text:p>1.0612579051</text:p>
          </table:table-cell>
          <table:table-cell office:value-type="float" office:value="0">
            <text:p>0</text:p>
          </table:table-cell>
          <table:table-cell office:value-type="float" office:value="27.1625543423104">
            <text:p>27.16255434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45">
            <text:p>145</text:p>
          </table:table-cell>
          <table:table-cell office:value-type="float" office:value="181">
            <text:p>181</text:p>
          </table:table-cell>
          <table:table-cell office:value-type="float" office:value="145">
            <text:p>145</text:p>
          </table:table-cell>
          <table:table-cell office:value-type="float" office:value="9134">
            <text:p>9134</text:p>
          </table:table-cell>
          <table:table-cell office:value-type="float" office:value="13738">
            <text:p>13738</text:p>
          </table:table-cell>
          <table:table-cell office:value-type="float" office:value="19670">
            <text:p>19670</text:p>
          </table:table-cell>
          <table:table-cell office:value-type="float" office:value="132.5">
            <text:p>132.5</text:p>
          </table:table-cell>
          <table:table-cell office:value-type="float" office:value="64.25">
            <text:p>64.25</text:p>
          </table:table-cell>
          <table:table-cell office:value-type="float" office:value="170.375">
            <text:p>170.375</text:p>
          </table:table-cell>
          <table:table-cell office:value-type="float" office:value="0.0145062404204073">
            <text:p>0.0145062404</text:p>
          </table:table-cell>
          <table:table-cell office:value-type="float" office:value="0.00467680885136119">
            <text:p>0.0046768089</text:p>
          </table:table-cell>
          <table:table-cell office:value-type="float" office:value="0.00866166751398068">
            <text:p>0.0086616675</text:p>
          </table:table-cell>
          <table:table-cell office:value-type="float" office:value="1.05118428625325">
            <text:p>1.0511842863</text:p>
          </table:table-cell>
          <table:table-cell office:value-type="float" office:value="1.01641170116019">
            <text:p>1.0164117012</text:p>
          </table:table-cell>
          <table:table-cell office:value-type="float" office:value="1.03046288428781">
            <text:p>1.03046288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1">
            <text:p>151</text:p>
          </table:table-cell>
          <table:table-cell office:value-type="float" office:value="269">
            <text:p>269</text:p>
          </table:table-cell>
          <table:table-cell office:value-type="float" office:value="9346">
            <text:p>9346</text:p>
          </table:table-cell>
          <table:table-cell office:value-type="float" office:value="13470">
            <text:p>13470</text:p>
          </table:table-cell>
          <table:table-cell office:value-type="float" office:value="18772">
            <text:p>18772</text:p>
          </table:table-cell>
          <table:table-cell office:value-type="float" office:value="105">
            <text:p>105</text:p>
          </table:table-cell>
          <table:table-cell office:value-type="float" office:value="110.75">
            <text:p>110.75</text:p>
          </table:table-cell>
          <table:table-cell office:value-type="float" office:value="238.875">
            <text:p>238.875</text:p>
          </table:table-cell>
          <table:table-cell office:value-type="float" office:value="0.0112347528354376">
            <text:p>0.0112347528</text:p>
          </table:table-cell>
          <table:table-cell office:value-type="float" office:value="0.00822197475872309">
            <text:p>0.0082219748</text:p>
          </table:table-cell>
          <table:table-cell office:value-type="float" office:value="0.0127250692520776">
            <text:p>0.0127250693</text:p>
          </table:table-cell>
          <table:table-cell office:value-type="float" office:value="1.03956902547973">
            <text:p>1.0395690255</text:p>
          </table:table-cell>
          <table:table-cell office:value-type="float" office:value="1.02890940935864">
            <text:p>1.0289094094</text:p>
          </table:table-cell>
          <table:table-cell office:value-type="float" office:value="1.04485512006171">
            <text:p>1.044855120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8">
            <text:p>178</text:p>
          </table:table-cell>
          <table:table-cell office:value-type="float" office:value="8742">
            <text:p>8742</text:p>
          </table:table-cell>
          <table:table-cell office:value-type="float" office:value="13083">
            <text:p>13083</text:p>
          </table:table-cell>
          <table:table-cell office:value-type="float" office:value="19397">
            <text:p>19397</text:p>
          </table:table-cell>
          <table:table-cell office:value-type="float" office:value="121.75">
            <text:p>121.75</text:p>
          </table:table-cell>
          <table:table-cell office:value-type="float" office:value="149.375">
            <text:p>149.375</text:p>
          </table:table-cell>
          <table:table-cell office:value-type="float" office:value="284">
            <text:p>284</text:p>
          </table:table-cell>
          <table:table-cell office:value-type="float" office:value="0.0139270189887898">
            <text:p>0.013927019</text:p>
          </table:table-cell>
          <table:table-cell office:value-type="float" office:value="0.0114174883436521">
            <text:p>0.0114174883</text:p>
          </table:table-cell>
          <table:table-cell office:value-type="float" office:value="0.014641439397845">
            <text:p>0.0146414394</text:p>
          </table:table-cell>
          <table:table-cell office:value-type="float" office:value="1.04912473170228">
            <text:p>1.0491247317</text:p>
          </table:table-cell>
          <table:table-cell office:value-type="float" office:value="1.04021671292133">
            <text:p>1.0402167129</text:p>
          </table:table-cell>
          <table:table-cell office:value-type="float" office:value="1.05166520651783">
            <text:p>1.05166520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1">
            <text:p>121</text:p>
          </table:table-cell>
          <table:table-cell office:value-type="float" office:value="9133">
            <text:p>9133</text:p>
          </table:table-cell>
          <table:table-cell office:value-type="float" office:value="13648">
            <text:p>13648</text:p>
          </table:table-cell>
          <table:table-cell office:value-type="float" office:value="19629">
            <text:p>19629</text:p>
          </table:table-cell>
          <table:table-cell office:value-type="float" office:value="178.875">
            <text:p>178.875</text:p>
          </table:table-cell>
          <table:table-cell office:value-type="float" office:value="130">
            <text:p>130</text:p>
          </table:table-cell>
          <table:table-cell office:value-type="float" office:value="270.25">
            <text:p>270.25</text:p>
          </table:table-cell>
          <table:table-cell office:value-type="float" office:value="0.0195855688163802">
            <text:p>0.0195855688</text:p>
          </table:table-cell>
          <table:table-cell office:value-type="float" office:value="0.00952520515826495">
            <text:p>0.0095252052</text:p>
          </table:table-cell>
          <table:table-cell office:value-type="float" office:value="0.0137678944418972">
            <text:p>0.0137678944</text:p>
          </table:table-cell>
          <table:table-cell office:value-type="float" office:value="1.06930133608882">
            <text:p>1.0693013361</text:p>
          </table:table-cell>
          <table:table-cell office:value-type="float" office:value="1.03351604793921">
            <text:p>1.0335160479</text:p>
          </table:table-cell>
          <table:table-cell office:value-type="float" office:value="1.04855915818467">
            <text:p>1.04855915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office:value-type="float" office:value="159">
            <text:p>159</text:p>
          </table:table-cell>
          <table:table-cell table:number-columns-repeated="2" office:value-type="float" office:value="215">
            <text:p>215</text:p>
          </table:table-cell>
          <table:table-cell office:value-type="float" office:value="10298">
            <text:p>10298</text:p>
          </table:table-cell>
          <table:table-cell office:value-type="float" office:value="13738">
            <text:p>13738</text:p>
          </table:table-cell>
          <table:table-cell office:value-type="float" office:value="20440">
            <text:p>20440</text:p>
          </table:table-cell>
          <table:table-cell office:value-type="float" office:value="146.25">
            <text:p>146.25</text:p>
          </table:table-cell>
          <table:table-cell office:value-type="float" office:value="64.25">
            <text:p>64.25</text:p>
          </table:table-cell>
          <table:table-cell office:value-type="float" office:value="232.625">
            <text:p>232.625</text:p>
          </table:table-cell>
          <table:table-cell office:value-type="float" office:value="0.0142017867547097">
            <text:p>0.0142017868</text:p>
          </table:table-cell>
          <table:table-cell office:value-type="float" office:value="0.00467680885136119">
            <text:p>0.0046768089</text:p>
          </table:table-cell>
          <table:table-cell office:value-type="float" office:value="0.0113808708414873">
            <text:p>0.0113808708</text:p>
          </table:table-cell>
          <table:table-cell office:value-type="float" office:value="1.05010156750566">
            <text:p>1.0501015675</text:p>
          </table:table-cell>
          <table:table-cell office:value-type="float" office:value="1.01641170116019">
            <text:p>1.0164117012</text:p>
          </table:table-cell>
          <table:table-cell office:value-type="float" office:value="1.04008691541858">
            <text:p>1.040086915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office:value-type="float" office:value="173">
            <text:p>173</text:p>
          </table:table-cell>
          <table:table-cell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10290">
            <text:p>10290</text:p>
          </table:table-cell>
          <table:table-cell office:value-type="float" office:value="13458">
            <text:p>13458</text:p>
          </table:table-cell>
          <table:table-cell office:value-type="float" office:value="19632">
            <text:p>19632</text:p>
          </table:table-cell>
          <table:table-cell office:value-type="float" office:value="24.375">
            <text:p>24.375</text:p>
          </table:table-cell>
          <table:table-cell office:value-type="float" office:value="102.625">
            <text:p>102.625</text:p>
          </table:table-cell>
          <table:table-cell office:value-type="float" office:value="423.375">
            <text:p>423.375</text:p>
          </table:table-cell>
          <table:table-cell office:value-type="float" office:value="0.00236880466472303">
            <text:p>0.0023688047</text:p>
          </table:table-cell>
          <table:table-cell office:value-type="float" office:value="0.00762557586565612">
            <text:p>0.0076255759</text:p>
          </table:table-cell>
          <table:table-cell office:value-type="float" office:value="0.0215655562347188">
            <text:p>0.0215655562</text:p>
          </table:table-cell>
          <table:table-cell office:value-type="float" office:value="1.00830181434819">
            <text:p>1.0083018143</text:p>
          </table:table-cell>
          <table:table-cell office:value-type="float" office:value="1.02680348836807">
            <text:p>1.0268034884</text:p>
          </table:table-cell>
          <table:table-cell office:value-type="float" office:value="1.07639099032431">
            <text:p>1.0763909903</text:p>
          </table:table-cell>
          <table:table-cell table:number-columns-repeated="2" office:value-type="float" office:value="0">
            <text:p>0</text:p>
          </table:table-cell>
          <table:table-cell office:value-type="float" office:value="32.4867416945552">
            <text:p>32.4867416946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office:value-type="float" office:value="174">
            <text:p>174</text:p>
          </table:table-cell>
          <table:table-cell office:value-type="float" office:value="239">
            <text:p>239</text:p>
          </table:table-cell>
          <table:table-cell office:value-type="float" office:value="340">
            <text:p>340</text:p>
          </table:table-cell>
          <table:table-cell office:value-type="float" office:value="10050">
            <text:p>10050</text:p>
          </table:table-cell>
          <table:table-cell office:value-type="float" office:value="13220">
            <text:p>13220</text:p>
          </table:table-cell>
          <table:table-cell office:value-type="float" office:value="20780">
            <text:p>20780</text:p>
          </table:table-cell>
          <table:table-cell office:value-type="float" office:value="129.5">
            <text:p>129.5</text:p>
          </table:table-cell>
          <table:table-cell office:value-type="float" office:value="62.25">
            <text:p>62.25</text:p>
          </table:table-cell>
          <table:table-cell office:value-type="float" office:value="733">
            <text:p>733</text:p>
          </table:table-cell>
          <table:table-cell office:value-type="float" office:value="0.0128855721393035">
            <text:p>0.0128855721</text:p>
          </table:table-cell>
          <table:table-cell office:value-type="float" office:value="0.00470877458396369">
            <text:p>0.0047087746</text:p>
          </table:table-cell>
          <table:table-cell office:value-type="float" office:value="0.035274302213667">
            <text:p>0.0352743022</text:p>
          </table:table-cell>
          <table:table-cell office:value-type="float" office:value="1.0454249369075">
            <text:p>1.0454249369</text:p>
          </table:table-cell>
          <table:table-cell office:value-type="float" office:value="1.01652416925771">
            <text:p>1.0165241693</text:p>
          </table:table-cell>
          <table:table-cell office:value-type="float" office:value="1.12589883948529">
            <text:p>1.1258988395</text:p>
          </table:table-cell>
          <table:table-cell table:number-columns-repeated="2" office:value-type="float" office:value="0">
            <text:p>0</text:p>
          </table:table-cell>
          <table:table-cell office:value-type="float" office:value="19.9947736916484">
            <text:p>19.994773691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office:value-type="float" office:value="193">
            <text:p>193</text:p>
          </table:table-cell>
          <table:table-cell office:value-type="float" office:value="261">
            <text:p>261</text:p>
          </table:table-cell>
          <table:table-cell office:value-type="float" office:value="363">
            <text:p>363</text:p>
          </table:table-cell>
          <table:table-cell office:value-type="float" office:value="10294">
            <text:p>10294</text:p>
          </table:table-cell>
          <table:table-cell office:value-type="float" office:value="13690">
            <text:p>13690</text:p>
          </table:table-cell>
          <table:table-cell office:value-type="float" office:value="21376">
            <text:p>21376</text:p>
          </table:table-cell>
          <table:table-cell office:value-type="float" office:value="155.875">
            <text:p>155.875</text:p>
          </table:table-cell>
          <table:table-cell office:value-type="float" office:value="156.5">
            <text:p>156.5</text:p>
          </table:table-cell>
          <table:table-cell office:value-type="float" office:value="806.875">
            <text:p>806.875</text:p>
          </table:table-cell>
          <table:table-cell office:value-type="float" office:value="0.0151423159121819">
            <text:p>0.0151423159</text:p>
          </table:table-cell>
          <table:table-cell office:value-type="float" office:value="0.0114317019722425">
            <text:p>0.011431702</text:p>
          </table:table-cell>
          <table:table-cell office:value-type="float" office:value="0.0377467720808383">
            <text:p>0.0377467721</text:p>
          </table:table-cell>
          <table:table-cell office:value-type="float" office:value="1.05344751356576">
            <text:p>1.0534475136</text:p>
          </table:table-cell>
          <table:table-cell office:value-type="float" office:value="1.04026709717041">
            <text:p>1.0402670972</text:p>
          </table:table-cell>
          <table:table-cell office:value-type="float" office:value="1.13490634713588">
            <text:p>1.1349063471</text:p>
          </table:table-cell>
          <table:table-cell table:number-columns-repeated="2" office:value-type="float" office:value="0">
            <text:p>0</text:p>
          </table:table-cell>
          <table:table-cell office:value-type="float" office:value="18.7075183471735">
            <text:p>18.7075183472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211">
            <text:p>211</text:p>
          </table:table-cell>
          <table:table-cell table:number-columns-repeated="2" office:value-type="float" office:value="386">
            <text:p>386</text:p>
          </table:table-cell>
          <table:table-cell office:value-type="float" office:value="10304">
            <text:p>10304</text:p>
          </table:table-cell>
          <table:table-cell office:value-type="float" office:value="14308">
            <text:p>14308</text:p>
          </table:table-cell>
          <table:table-cell office:value-type="float" office:value="21321">
            <text:p>21321</text:p>
          </table:table-cell>
          <table:table-cell office:value-type="float" office:value="66.875">
            <text:p>66.875</text:p>
          </table:table-cell>
          <table:table-cell office:value-type="float" office:value="195.75">
            <text:p>195.75</text:p>
          </table:table-cell>
          <table:table-cell office:value-type="float" office:value="955.25">
            <text:p>955.25</text:p>
          </table:table-cell>
          <table:table-cell office:value-type="float" office:value="0.00649019798136646">
            <text:p>0.006490198</text:p>
          </table:table-cell>
          <table:table-cell office:value-type="float" office:value="0.0136811573944646">
            <text:p>0.0136811574</text:p>
          </table:table-cell>
          <table:table-cell office:value-type="float" office:value="0.0448032456263777">
            <text:p>0.0448032456</text:p>
          </table:table-cell>
          <table:table-cell office:value-type="float" office:value="1.02279825336766">
            <text:p>1.0227982534</text:p>
          </table:table-cell>
          <table:table-cell office:value-type="float" office:value="1.04825091205322">
            <text:p>1.0482509121</text:p>
          </table:table-cell>
          <table:table-cell office:value-type="float" office:value="1.16074572809689">
            <text:p>1.1607457281</text:p>
          </table:table-cell>
          <table:table-cell table:number-columns-repeated="2" office:value-type="float" office:value="0">
            <text:p>0</text:p>
          </table:table-cell>
          <table:table-cell office:value-type="float" office:value="15.8149564916754">
            <text:p>15.8149564917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189">
            <text:p>18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880">
            <text:p>9880</text:p>
          </table:table-cell>
          <table:table-cell office:value-type="float" office:value="14116">
            <text:p>14116</text:p>
          </table:table-cell>
          <table:table-cell office:value-type="float" office:value="22035">
            <text:p>22035</text:p>
          </table:table-cell>
          <table:table-cell office:value-type="float" office:value="-1.875">
            <text:p>-1.875</text:p>
          </table:table-cell>
          <table:table-cell office:value-type="float" office:value="317.25">
            <text:p>317.25</text:p>
          </table:table-cell>
          <table:table-cell office:value-type="float" office:value="1262.375">
            <text:p>1262.375</text:p>
          </table:table-cell>
          <table:table-cell office:value-type="float" office:value="-0.000189777327935223">
            <text:p>-0.0001897773</text:p>
          </table:table-cell>
          <table:table-cell office:value-type="float" office:value="0.0224744970246529">
            <text:p>0.022474497</text:p>
          </table:table-cell>
          <table:table-cell office:value-type="float" office:value="0.0572895393691854">
            <text:p>0.0572895394</text:p>
          </table:table-cell>
          <table:table-cell office:value-type="float" office:value="0.999335849942478">
            <text:p>0.9993358499</text:p>
          </table:table-cell>
          <table:table-cell office:value-type="float" office:value="1.07965074149865">
            <text:p>1.0796507415</text:p>
          </table:table-cell>
          <table:table-cell office:value-type="float" office:value="1.20694628678157">
            <text:p>1.2069462868</text:p>
          </table:table-cell>
          <table:table-cell office:value-type="float" office:value="0">
            <text:p>0</text:p>
          </table:table-cell>
          <table:table-cell office:value-type="float" office:value="31.1867889316382">
            <text:p>31.1867889316</text:p>
          </table:table-cell>
          <table:table-cell office:value-type="float" office:value="12.4423741206265">
            <text:p>12.4423741206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410">
            <text:p>410</text:p>
          </table:table-cell>
          <table:table-cell office:value-type="float" office:value="9705">
            <text:p>9705</text:p>
          </table:table-cell>
          <table:table-cell office:value-type="float" office:value="14792">
            <text:p>14792</text:p>
          </table:table-cell>
          <table:table-cell office:value-type="float" office:value="24230">
            <text:p>24230</text:p>
          </table:table-cell>
          <table:table-cell office:value-type="float" office:value="94.375">
            <text:p>94.375</text:p>
          </table:table-cell>
          <table:table-cell office:value-type="float" office:value="576.625">
            <text:p>576.625</text:p>
          </table:table-cell>
          <table:table-cell office:value-type="float" office:value="1246.75">
            <text:p>1246.75</text:p>
          </table:table-cell>
          <table:table-cell office:value-type="float" office:value="0.00972436888201958">
            <text:p>0.0097243689</text:p>
          </table:table-cell>
          <table:table-cell office:value-type="float" office:value="0.0389822201189832">
            <text:p>0.0389822201</text:p>
          </table:table-cell>
          <table:table-cell office:value-type="float" office:value="0.0514548080891457">
            <text:p>0.0514548081</text:p>
          </table:table-cell>
          <table:table-cell office:value-type="float" office:value="1.03422063525337">
            <text:p>1.0342206353</text:p>
          </table:table-cell>
          <table:table-cell office:value-type="float" office:value="1.13941621284783">
            <text:p>1.1394162128</text:p>
          </table:table-cell>
          <table:table-cell office:value-type="float" office:value="1.18528111897197">
            <text:p>1.185281119</text:p>
          </table:table-cell>
          <table:table-cell office:value-type="float" office:value="0">
            <text:p>0</text:p>
          </table:table-cell>
          <table:table-cell office:value-type="float" office:value="18.1254756610916">
            <text:p>18.1254756611</text:p>
          </table:table-cell>
          <table:table-cell office:value-type="float" office:value="13.8146650261636">
            <text:p>13.8146650262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248">
            <text:p>248</text:p>
          </table:table-cell>
          <table:table-cell table:number-columns-repeated="2" office:value-type="float" office:value="442">
            <text:p>442</text:p>
          </table:table-cell>
          <table:table-cell office:value-type="float" office:value="10380">
            <text:p>10380</text:p>
          </table:table-cell>
          <table:table-cell office:value-type="float" office:value="15438">
            <text:p>15438</text:p>
          </table:table-cell>
          <table:table-cell office:value-type="float" office:value="26047">
            <text:p>26047</text:p>
          </table:table-cell>
          <table:table-cell office:value-type="float" office:value="116.25">
            <text:p>116.25</text:p>
          </table:table-cell>
          <table:table-cell office:value-type="float" office:value="581">
            <text:p>581</text:p>
          </table:table-cell>
          <table:table-cell office:value-type="float" office:value="1311.375">
            <text:p>1311.375</text:p>
          </table:table-cell>
          <table:table-cell office:value-type="float" office:value="0.0111994219653179">
            <text:p>0.011199422</text:p>
          </table:table-cell>
          <table:table-cell office:value-type="float" office:value="0.0376344086021505">
            <text:p>0.0376344086</text:p>
          </table:table-cell>
          <table:table-cell office:value-type="float" office:value="0.0503464890390448">
            <text:p>0.050346489</text:p>
          </table:table-cell>
          <table:table-cell office:value-type="float" office:value="1.03944381390123">
            <text:p>1.0394438139</text:p>
          </table:table-cell>
          <table:table-cell office:value-type="float" office:value="1.13449647358076">
            <text:p>1.1344964736</text:p>
          </table:table-cell>
          <table:table-cell office:value-type="float" office:value="1.18118085879543">
            <text:p>1.1811808588</text:p>
          </table:table-cell>
          <table:table-cell office:value-type="float" office:value="0">
            <text:p>0</text:p>
          </table:table-cell>
          <table:table-cell office:value-type="float" office:value="18.7623504954387">
            <text:p>18.7623504954</text:p>
          </table:table-cell>
          <table:table-cell office:value-type="float" office:value="14.1112740099561">
            <text:p>14.11127401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94">
            <text:p>494</text:p>
          </table:table-cell>
          <table:table-cell office:value-type="float" office:value="10789">
            <text:p>10789</text:p>
          </table:table-cell>
          <table:table-cell office:value-type="float" office:value="16290">
            <text:p>16290</text:p>
          </table:table-cell>
          <table:table-cell office:value-type="float" office:value="28005">
            <text:p>28005</text:p>
          </table:table-cell>
          <table:table-cell office:value-type="float" office:value="157.125">
            <text:p>157.125</text:p>
          </table:table-cell>
          <table:table-cell office:value-type="float" office:value="886.5">
            <text:p>886.5</text:p>
          </table:table-cell>
          <table:table-cell office:value-type="float" office:value="1506">
            <text:p>1506</text:p>
          </table:table-cell>
          <table:table-cell office:value-type="float" office:value="0.0145634442487719">
            <text:p>0.0145634442</text:p>
          </table:table-cell>
          <table:table-cell office:value-type="float" office:value="0.0544198895027624">
            <text:p>0.0544198895</text:p>
          </table:table-cell>
          <table:table-cell office:value-type="float" office:value="0.053776111408677">
            <text:p>0.0537761114</text:p>
          </table:table-cell>
          <table:table-cell office:value-type="float" office:value="1.05138775893114">
            <text:p>1.0513877589</text:p>
          </table:table-cell>
          <table:table-cell office:value-type="float" office:value="1.19627420103171">
            <text:p>1.196274201</text:p>
          </table:table-cell>
          <table:table-cell office:value-type="float" office:value="1.19388445544052">
            <text:p>1.1938844554</text:p>
          </table:table-cell>
          <table:table-cell office:value-type="float" office:value="0">
            <text:p>0</text:p>
          </table:table-cell>
          <table:table-cell office:value-type="float" office:value="13.0805321248831">
            <text:p>13.0805321249</text:p>
          </table:table-cell>
          <table:table-cell office:value-type="float" office:value="13.233048002238">
            <text:p>13.2330480022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551">
            <text:p>551</text:p>
          </table:table-cell>
          <table:table-cell office:value-type="float" office:value="10465">
            <text:p>10465</text:p>
          </table:table-cell>
          <table:table-cell office:value-type="float" office:value="17210">
            <text:p>17210</text:p>
          </table:table-cell>
          <table:table-cell office:value-type="float" office:value="29731">
            <text:p>29731</text:p>
          </table:table-cell>
          <table:table-cell office:value-type="float" office:value="230">
            <text:p>230</text:p>
          </table:table-cell>
          <table:table-cell office:value-type="float" office:value="943.5">
            <text:p>943.5</text:p>
          </table:table-cell>
          <table:table-cell office:value-type="float" office:value="1643.75">
            <text:p>1643.75</text:p>
          </table:table-cell>
          <table:table-cell office:value-type="float" office:value="0.021978021978022">
            <text:p>0.021978022</text:p>
          </table:table-cell>
          <table:table-cell office:value-type="float" office:value="0.054822777454968">
            <text:p>0.0548227775</text:p>
          </table:table-cell>
          <table:table-cell office:value-type="float" office:value="0.0552874104470082">
            <text:p>0.0552874104</text:p>
          </table:table-cell>
          <table:table-cell office:value-type="float" office:value="1.07786982248521">
            <text:p>1.0778698225</text:p>
          </table:table-cell>
          <table:table-cell office:value-type="float" office:value="1.19777057347103">
            <text:p>1.1977705735</text:p>
          </table:table-cell>
          <table:table-cell office:value-type="float" office:value="1.19949706416224">
            <text:p>1.1994970642</text:p>
          </table:table-cell>
          <table:table-cell office:value-type="float" office:value="31.883514564779">
            <text:p>31.8835145648</text:p>
          </table:table-cell>
          <table:table-cell office:value-type="float" office:value="12.9869067849149">
            <text:p>12.9869067849</text:p>
          </table:table-cell>
          <table:table-cell office:value-type="float" office:value="12.8806266329632">
            <text:p>12.880626633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1058">
            <text:p>11058</text:p>
          </table:table-cell>
          <table:table-cell office:value-type="float" office:value="17846">
            <text:p>17846</text:p>
          </table:table-cell>
          <table:table-cell office:value-type="float" office:value="30754">
            <text:p>30754</text:p>
          </table:table-cell>
          <table:table-cell office:value-type="float" office:value="373">
            <text:p>373</text:p>
          </table:table-cell>
          <table:table-cell office:value-type="float" office:value="783.5">
            <text:p>783.5</text:p>
          </table:table-cell>
          <table:table-cell office:value-type="float" office:value="1449">
            <text:p>1449</text:p>
          </table:table-cell>
          <table:table-cell office:value-type="float" office:value="0.0337312353047567">
            <text:p>0.0337312353</text:p>
          </table:table-cell>
          <table:table-cell office:value-type="float" office:value="0.0439033957189286">
            <text:p>0.0439033957</text:p>
          </table:table-cell>
          <table:table-cell office:value-type="float" office:value="0.0471158223320544">
            <text:p>0.0471158223</text:p>
          </table:table-cell>
          <table:table-cell office:value-type="float" office:value="1.12028940418761">
            <text:p>1.1202894042</text:p>
          </table:table-cell>
          <table:table-cell office:value-type="float" office:value="1.15743980100133">
            <text:p>1.157439801</text:p>
          </table:table-cell>
          <table:table-cell office:value-type="float" office:value="1.16925638356168">
            <text:p>1.1692563836</text:p>
          </table:table-cell>
          <table:table-cell office:value-type="float" office:value="20.8937767365885">
            <text:p>20.8937767366</text:p>
          </table:table-cell>
          <table:table-cell office:value-type="float" office:value="16.1321002018192">
            <text:p>16.1321002018</text:p>
          </table:table-cell>
          <table:table-cell office:value-type="float" office:value="15.0554729214817">
            <text:p>15.0554729215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424">
            <text:p>424</text:p>
          </table:table-cell>
          <table:table-cell office:value-type="float" office:value="666">
            <text:p>666</text:p>
          </table:table-cell>
          <table:table-cell office:value-type="float" office:value="515">
            <text:p>515</text:p>
          </table:table-cell>
          <table:table-cell office:value-type="float" office:value="11224">
            <text:p>11224</text:p>
          </table:table-cell>
          <table:table-cell office:value-type="float" office:value="18822">
            <text:p>18822</text:p>
          </table:table-cell>
          <table:table-cell office:value-type="float" office:value="32003">
            <text:p>32003</text:p>
          </table:table-cell>
          <table:table-cell office:value-type="float" office:value="424.875">
            <text:p>424.875</text:p>
          </table:table-cell>
          <table:table-cell office:value-type="float" office:value="561">
            <text:p>561</text:p>
          </table:table-cell>
          <table:table-cell office:value-type="float" office:value="956.125">
            <text:p>956.125</text:p>
          </table:table-cell>
          <table:table-cell office:value-type="float" office:value="0.0378541518175339">
            <text:p>0.0378541518</text:p>
          </table:table-cell>
          <table:table-cell office:value-type="float" office:value="0.0298055467006694">
            <text:p>0.0298055467</text:p>
          </table:table-cell>
          <table:table-cell office:value-type="float" office:value="0.029876105365122">
            <text:p>0.0298761054</text:p>
          </table:table-cell>
          <table:table-cell office:value-type="float" office:value="1.13529808750863">
            <text:p>1.1352980875</text:p>
          </table:table-cell>
          <table:table-cell office:value-type="float" office:value="1.10606061985603">
            <text:p>1.1060606199</text:p>
          </table:table-cell>
          <table:table-cell office:value-type="float" office:value="1.10631582885463">
            <text:p>1.1063158289</text:p>
          </table:table-cell>
          <table:table-cell office:value-type="float" office:value="18.65542235902">
            <text:p>18.655422359</text:p>
          </table:table-cell>
          <table:table-cell office:value-type="float" office:value="23.6005210454429">
            <text:p>23.6005210454</text:p>
          </table:table-cell>
          <table:table-cell office:value-type="float" office:value="23.5455940264882">
            <text:p>23.5455940265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office:value-type="float" office:value="461">
            <text:p>461</text:p>
          </table:table-cell>
          <table:table-cell table:number-columns-repeated="2" office:value-type="float" office:value="722">
            <text:p>722</text:p>
          </table:table-cell>
          <table:table-cell office:value-type="float" office:value="11240">
            <text:p>11240</text:p>
          </table:table-cell>
          <table:table-cell office:value-type="float" office:value="19608">
            <text:p>19608</text:p>
          </table:table-cell>
          <table:table-cell office:value-type="float" office:value="33369">
            <text:p>33369</text:p>
          </table:table-cell>
          <table:table-cell office:value-type="float" office:value="494.625">
            <text:p>494.625</text:p>
          </table:table-cell>
          <table:table-cell office:value-type="float" office:value="329.125">
            <text:p>329.125</text:p>
          </table:table-cell>
          <table:table-cell office:value-type="float" office:value="482">
            <text:p>482</text:p>
          </table:table-cell>
          <table:table-cell office:value-type="float" office:value="0.0440057829181495">
            <text:p>0.0440057829</text:p>
          </table:table-cell>
          <table:table-cell office:value-type="float" office:value="0.0167852407180743">
            <text:p>0.0167852407</text:p>
          </table:table-cell>
          <table:table-cell office:value-type="float" office:value="0.0144445443375588">
            <text:p>0.0144445443</text:p>
          </table:table-cell>
          <table:table-cell office:value-type="float" office:value="1.15781579771679">
            <text:p>1.1578157977</text:p>
          </table:table-cell>
          <table:table-cell office:value-type="float" office:value="1.05930056135295">
            <text:p>1.0593005614</text:p>
          </table:table-cell>
          <table:table-cell office:value-type="float" office:value="1.05096484910925">
            <text:p>1.0509648491</text:p>
          </table:table-cell>
          <table:table-cell office:value-type="float" office:value="16.0953609569061">
            <text:p>16.09536095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52">
            <text:p>552</text:p>
          </table:table-cell>
          <table:table-cell office:value-type="float" office:value="727">
            <text:p>727</text:p>
          </table:table-cell>
          <table:table-cell office:value-type="float" office:value="11685">
            <text:p>11685</text:p>
          </table:table-cell>
          <table:table-cell office:value-type="float" office:value="20452">
            <text:p>20452</text:p>
          </table:table-cell>
          <table:table-cell office:value-type="float" office:value="35185">
            <text:p>35185</text:p>
          </table:table-cell>
          <table:table-cell office:value-type="float" office:value="605.75">
            <text:p>605.75</text:p>
          </table:table-cell>
          <table:table-cell office:value-type="float" office:value="1091.125">
            <text:p>1091.125</text:p>
          </table:table-cell>
          <table:table-cell office:value-type="float" office:value="193.75">
            <text:p>193.75</text:p>
          </table:table-cell>
          <table:table-cell office:value-type="float" office:value="0.0518399657680787">
            <text:p>0.0518399658</text:p>
          </table:table-cell>
          <table:table-cell office:value-type="float" office:value="0.0533505280657148">
            <text:p>0.0533505281</text:p>
          </table:table-cell>
          <table:table-cell office:value-type="float" office:value="0.00550660792951542">
            <text:p>0.0055066079</text:p>
          </table:table-cell>
          <table:table-cell office:value-type="float" office:value="1.18670714900791">
            <text:p>1.186707149</text:p>
          </table:table-cell>
          <table:table-cell office:value-type="float" office:value="1.19230555476599">
            <text:p>1.1923055548</text:p>
          </table:table-cell>
          <table:table-cell office:value-type="float" office:value="1.01933256030585">
            <text:p>1.0193325603</text:p>
          </table:table-cell>
          <table:table-cell office:value-type="float" office:value="13.71455786918">
            <text:p>13.7145578692</text:p>
          </table:table-cell>
          <table:table-cell office:value-type="float" office:value="13.3358923655602">
            <text:p>13.33589236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444">
            <text:p>444</text:p>
          </table:table-cell>
          <table:table-cell table:number-columns-repeated="2" office:value-type="float" office:value="749">
            <text:p>749</text:p>
          </table:table-cell>
          <table:table-cell office:value-type="float" office:value="12850">
            <text:p>12850</text:p>
          </table:table-cell>
          <table:table-cell office:value-type="float" office:value="21715">
            <text:p>21715</text:p>
          </table:table-cell>
          <table:table-cell office:value-type="float" office:value="35822">
            <text:p>35822</text:p>
          </table:table-cell>
          <table:table-cell office:value-type="float" office:value="647">
            <text:p>647</text:p>
          </table:table-cell>
          <table:table-cell office:value-type="float" office:value="923.25">
            <text:p>923.25</text:p>
          </table:table-cell>
          <table:table-cell office:value-type="float" office:value="-82.125">
            <text:p>-82.125</text:p>
          </table:table-cell>
          <table:table-cell office:value-type="float" office:value="0.0503501945525292">
            <text:p>0.0503501946</text:p>
          </table:table-cell>
          <table:table-cell office:value-type="float" office:value="0.0425166935298181">
            <text:p>0.0425166935</text:p>
          </table:table-cell>
          <table:table-cell office:value-type="float" office:value="-0.00229258556194517">
            <text:p>-0.0022925856</text:p>
          </table:table-cell>
          <table:table-cell office:value-type="float" office:value="1.18119455943315">
            <text:p>1.1811945594</text:p>
          </table:table-cell>
          <table:table-cell office:value-type="float" office:value="1.15235145904263">
            <text:p>1.152351459</text:p>
          </table:table-cell>
          <table:table-cell office:value-type="float" office:value="0.991986252192367">
            <text:p>0.9919862522</text:p>
          </table:table-cell>
          <table:table-cell office:value-type="float" office:value="14.1102605867564">
            <text:p>14.1102605868</text:p>
          </table:table-cell>
          <table:table-cell office:value-type="float" office:value="16.6471103823865">
            <text:p>16.64711038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644">
            <text:p>644</text:p>
          </table:table-cell>
          <table:table-cell office:value-type="float" office:value="852">
            <text:p>852</text:p>
          </table:table-cell>
          <table:table-cell office:value-type="float" office:value="13779">
            <text:p>13779</text:p>
          </table:table-cell>
          <table:table-cell office:value-type="float" office:value="22739">
            <text:p>22739</text:p>
          </table:table-cell>
          <table:table-cell office:value-type="float" office:value="33884">
            <text:p>33884</text:p>
          </table:table-cell>
          <table:table-cell office:value-type="float" office:value="679.5">
            <text:p>679.5</text:p>
          </table:table-cell>
          <table:table-cell office:value-type="float" office:value="672.5">
            <text:p>672.5</text:p>
          </table:table-cell>
          <table:table-cell office:value-type="float" office:value="-104.5">
            <text:p>-104.5</text:p>
          </table:table-cell>
          <table:table-cell office:value-type="float" office:value="0.0493141737426519">
            <text:p>0.0493141737</text:p>
          </table:table-cell>
          <table:table-cell office:value-type="float" office:value="0.0295747394344518">
            <text:p>0.0295747394</text:p>
          </table:table-cell>
          <table:table-cell office:value-type="float" office:value="-0.00308405146972022">
            <text:p>-0.0030840515</text:p>
          </table:table-cell>
          <table:table-cell office:value-type="float" office:value="1.17736610805385">
            <text:p>1.1773661081</text:p>
          </table:table-cell>
          <table:table-cell office:value-type="float" office:value="1.10522593183731">
            <text:p>1.1052259318</text:p>
          </table:table-cell>
          <table:table-cell office:value-type="float" office:value="0.989224462147976">
            <text:p>0.9892244621</text:p>
          </table:table-cell>
          <table:table-cell office:value-type="float" office:value="14.3995327237675">
            <text:p>14.3995327238</text:p>
          </table:table-cell>
          <table:table-cell office:value-type="float" office:value="23.7820257552343">
            <text:p>23.78202575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445">
            <text:p>445</text:p>
          </table:table-cell>
          <table:table-cell table:number-columns-repeated="2" office:value-type="float" office:value="803">
            <text:p>803</text:p>
          </table:table-cell>
          <table:table-cell office:value-type="float" office:value="14790">
            <text:p>14790</text:p>
          </table:table-cell>
          <table:table-cell office:value-type="float" office:value="22991">
            <text:p>22991</text:p>
          </table:table-cell>
          <table:table-cell office:value-type="float" office:value="32611">
            <text:p>32611</text:p>
          </table:table-cell>
          <table:table-cell office:value-type="float" office:value="757.75">
            <text:p>757.75</text:p>
          </table:table-cell>
          <table:table-cell office:value-type="float" office:value="-162">
            <text:p>-162</text:p>
          </table:table-cell>
          <table:table-cell office:value-type="float" office:value="414.875">
            <text:p>414.875</text:p>
          </table:table-cell>
          <table:table-cell office:value-type="float" office:value="0.0512339418526031">
            <text:p>0.0512339419</text:p>
          </table:table-cell>
          <table:table-cell office:value-type="float" office:value="-0.00704623548345005">
            <text:p>-0.0070462355</text:p>
          </table:table-cell>
          <table:table-cell office:value-type="float" office:value="0.0127219343166416">
            <text:p>0.0127219343</text:p>
          </table:table-cell>
          <table:table-cell office:value-type="float" office:value="1.18446363340771">
            <text:p>1.1844636334</text:p>
          </table:table-cell>
          <table:table-cell office:value-type="float" office:value="0.975435488699522">
            <text:p>0.9754354887</text:p>
          </table:table-cell>
          <table:table-cell office:value-type="float" office:value="1.04484399142925">
            <text:p>1.0448439914</text:p>
          </table:table-cell>
          <table:table-cell office:value-type="float" office:value="13.8727497309555">
            <text:p>13.87274973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office:value-type="float" office:value="463">
            <text:p>463</text:p>
          </table:table-cell>
          <table:table-cell table:number-columns-repeated="2" office:value-type="float" office:value="847">
            <text:p>847</text:p>
          </table:table-cell>
          <table:table-cell office:value-type="float" office:value="15460">
            <text:p>15460</text:p>
          </table:table-cell>
          <table:table-cell office:value-type="float" office:value="22282">
            <text:p>22282</text:p>
          </table:table-cell>
          <table:table-cell office:value-type="float" office:value="34271">
            <text:p>34271</text:p>
          </table:table-cell>
          <table:table-cell office:value-type="float" office:value="818.125">
            <text:p>818.125</text:p>
          </table:table-cell>
          <table:table-cell office:value-type="float" office:value="-29.5">
            <text:p>-29.5</text:p>
          </table:table-cell>
          <table:table-cell office:value-type="float" office:value="189.75">
            <text:p>189.75</text:p>
          </table:table-cell>
          <table:table-cell office:value-type="float" office:value="0.0529188227684347">
            <text:p>0.0529188228</text:p>
          </table:table-cell>
          <table:table-cell office:value-type="float" office:value="-0.00132393860515214">
            <text:p>-0.0013239386</text:p>
          </table:table-cell>
          <table:table-cell office:value-type="float" office:value="0.00553675118905197">
            <text:p>0.0055367512</text:p>
          </table:table-cell>
          <table:table-cell office:value-type="float" office:value="1.19070466722379">
            <text:p>1.1907046672</text:p>
          </table:table-cell>
          <table:table-cell office:value-type="float" office:value="0.995369650396291">
            <text:p>0.9953696504</text:p>
          </table:table-cell>
          <table:table-cell office:value-type="float" office:value="1.01943871416459">
            <text:p>1.0194387142</text:p>
          </table:table-cell>
          <table:table-cell office:value-type="float" office:value="13.4419058086535">
            <text:p>13.441905808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508">
            <text:p>508</text:p>
          </table:table-cell>
          <table:table-cell office:value-type="float" office:value="662">
            <text:p>662</text:p>
          </table:table-cell>
          <table:table-cell office:value-type="float" office:value="920">
            <text:p>920</text:p>
          </table:table-cell>
          <table:table-cell office:value-type="float" office:value="16234">
            <text:p>16234</text:p>
          </table:table-cell>
          <table:table-cell office:value-type="float" office:value="21808">
            <text:p>21808</text:p>
          </table:table-cell>
          <table:table-cell office:value-type="float" office:value="34740">
            <text:p>34740</text:p>
          </table:table-cell>
          <table:table-cell office:value-type="float" office:value="688.75">
            <text:p>688.75</text:p>
          </table:table-cell>
          <table:table-cell office:value-type="float" office:value="-408.875">
            <text:p>-408.875</text:p>
          </table:table-cell>
          <table:table-cell office:value-type="float" office:value="-50.75">
            <text:p>-50.75</text:p>
          </table:table-cell>
          <table:table-cell office:value-type="float" office:value="0.0424263890599975">
            <text:p>0.0424263891</text:p>
          </table:table-cell>
          <table:table-cell office:value-type="float" office:value="-0.0187488536316948">
            <text:p>-0.0187488536</text:p>
          </table:table-cell>
          <table:table-cell office:value-type="float" office:value="-0.0014608520437536">
            <text:p>-0.001460852</text:p>
          </table:table-cell>
          <table:table-cell office:value-type="float" office:value="1.15202035874779">
            <text:p>1.1520203587</text:p>
          </table:table-cell>
          <table:table-cell office:value-type="float" office:value="0.935067990533574">
            <text:p>0.9350679905</text:p>
          </table:table-cell>
          <table:table-cell office:value-type="float" office:value="0.994891200660702">
            <text:p>0.9948912007</text:p>
          </table:table-cell>
          <table:table-cell office:value-type="float" office:value="16.6818161591176">
            <text:p>16.681816159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944">
            <text:p>944</text:p>
          </table:table-cell>
          <table:table-cell office:value-type="float" office:value="16640">
            <text:p>16640</text:p>
          </table:table-cell>
          <table:table-cell office:value-type="float" office:value="22485">
            <text:p>22485</text:p>
          </table:table-cell>
          <table:table-cell office:value-type="float" office:value="33074">
            <text:p>33074</text:p>
          </table:table-cell>
          <table:table-cell office:value-type="float" office:value="-486.25">
            <text:p>-486.25</text:p>
          </table:table-cell>
          <table:table-cell office:value-type="float" office:value="-174.25">
            <text:p>-174.25</text:p>
          </table:table-cell>
          <table:table-cell office:value-type="float" office:value="-165.875">
            <text:p>-165.875</text:p>
          </table:table-cell>
          <table:table-cell office:value-type="float" office:value="-0.0292217548076923">
            <text:p>-0.0292217548</text:p>
          </table:table-cell>
          <table:table-cell office:value-type="float" office:value="-0.0077496108516789">
            <text:p>-0.0077496109</text:p>
          </table:table-cell>
          <table:table-cell office:value-type="float" office:value="-0.0050152687911955">
            <text:p>-0.0050152688</text:p>
          </table:table-cell>
          <table:table-cell office:value-type="float" office:value="0.899397523642997">
            <text:p>0.8993975236</text:p>
          </table:table-cell>
          <table:table-cell office:value-type="float" office:value="0.972994072697095">
            <text:p>0.9729940727</text:p>
          </table:table-cell>
          <table:table-cell office:value-type="float" office:value="0.98249585895607">
            <text:p>0.982495859</text:p>
          </table:table-cell>
          <table:table-cell office:value-type="float" office:value="-23.3719582708371">
            <text:p>-23.371958270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491">
            <text:p>491</text:p>
          </table:table-cell>
          <table:table-cell office:value-type="float" office:value="666">
            <text:p>666</text:p>
          </table:table-cell>
          <table:table-cell office:value-type="float" office:value="952">
            <text:p>952</text:p>
          </table:table-cell>
          <table:table-cell office:value-type="float" office:value="16852">
            <text:p>16852</text:p>
          </table:table-cell>
          <table:table-cell office:value-type="float" office:value="22850">
            <text:p>22850</text:p>
          </table:table-cell>
          <table:table-cell office:value-type="float" office:value="32523">
            <text:p>32523</text:p>
          </table:table-cell>
          <table:table-cell office:value-type="float" office:value="-123.25">
            <text:p>-123.25</text:p>
          </table:table-cell>
          <table:table-cell office:value-type="float" office:value="-134.125">
            <text:p>-134.125</text:p>
          </table:table-cell>
          <table:table-cell office:value-type="float" office:value="-960.125">
            <text:p>-960.125</text:p>
          </table:table-cell>
          <table:table-cell office:value-type="float" office:value="-0.00731367196771896">
            <text:p>-0.007313672</text:p>
          </table:table-cell>
          <table:table-cell office:value-type="float" office:value="-0.00586980306345733">
            <text:p>-0.0058698031</text:p>
          </table:table-cell>
          <table:table-cell office:value-type="float" office:value="-0.0295214156135658">
            <text:p>-0.0295214156</text:p>
          </table:table-cell>
          <table:table-cell office:value-type="float" office:value="0.97450698811638">
            <text:p>0.9745069881</text:p>
          </table:table-cell>
          <table:table-cell office:value-type="float" office:value="0.979523220270387">
            <text:p>0.9795232203</text:p>
          </table:table-cell>
          <table:table-cell office:value-type="float" office:value="0.898383212752984">
            <text:p>0.8983832128</text:p>
          </table:table-cell>
          <table:table-cell table:number-columns-repeated="2" office:value-type="float" office:value="0">
            <text:p>0</text:p>
          </table:table-cell>
          <table:table-cell office:value-type="float" office:value="-23.1311651386736">
            <text:p>-23.1311651387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539">
            <text:p>539</text:p>
          </table:table-cell>
          <table:table-cell table:number-columns-repeated="2" office:value-type="float" office:value="1023">
            <text:p>1023</text:p>
          </table:table-cell>
          <table:table-cell office:value-type="float" office:value="16595">
            <text:p>16595</text:p>
          </table:table-cell>
          <table:table-cell office:value-type="float" office:value="24050">
            <text:p>24050</text:p>
          </table:table-cell>
          <table:table-cell office:value-type="float" office:value="35066">
            <text:p>35066</text:p>
          </table:table-cell>
          <table:table-cell office:value-type="float" office:value="-28">
            <text:p>-28</text:p>
          </table:table-cell>
          <table:table-cell office:value-type="float" office:value="114.125">
            <text:p>114.125</text:p>
          </table:table-cell>
          <table:table-cell office:value-type="float" office:value="-825.125">
            <text:p>-825.125</text:p>
          </table:table-cell>
          <table:table-cell office:value-type="float" office:value="-0.0016872551973486">
            <text:p>-0.0016872552</text:p>
          </table:table-cell>
          <table:table-cell office:value-type="float" office:value="0.00474532224532224">
            <text:p>0.0047453222</text:p>
          </table:table-cell>
          <table:table-cell office:value-type="float" office:value="-0.0235306279587064">
            <text:p>-0.023530628</text:p>
          </table:table-cell>
          <table:table-cell office:value-type="float" office:value="0.994100186596278">
            <text:p>0.9941001866</text:p>
          </table:table-cell>
          <table:table-cell office:value-type="float" office:value="1.01665276330172">
            <text:p>1.0166527633</text:p>
          </table:table-cell>
          <table:table-cell office:value-type="float" office:value="0.918728035430704">
            <text:p>0.9187280354</text:p>
          </table:table-cell>
          <table:table-cell table:number-columns-repeated="2" office:value-type="float" office:value="0">
            <text:p>0</text:p>
          </table:table-cell>
          <table:table-cell office:value-type="float" office:value="-29.1092835749164">
            <text:p>-29.1092835749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513">
            <text:p>513</text:p>
          </table:table-cell>
          <table:table-cell office:value-type="float" office:value="708">
            <text:p>708</text:p>
          </table:table-cell>
          <table:table-cell office:value-type="float" office:value="1018">
            <text:p>1018</text:p>
          </table:table-cell>
          <table:table-cell office:value-type="float" office:value="16090">
            <text:p>16090</text:p>
          </table:table-cell>
          <table:table-cell office:value-type="float" office:value="22407">
            <text:p>22407</text:p>
          </table:table-cell>
          <table:table-cell office:value-type="float" office:value="33765">
            <text:p>33765</text:p>
          </table:table-cell>
          <table:table-cell office:value-type="float" office:value="-282">
            <text:p>-282</text:p>
          </table:table-cell>
          <table:table-cell office:value-type="float" office:value="-417.375">
            <text:p>-417.375</text:p>
          </table:table-cell>
          <table:table-cell office:value-type="float" office:value="-76.875">
            <text:p>-76.875</text:p>
          </table:table-cell>
          <table:table-cell office:value-type="float" office:value="-0.0175264139216905">
            <text:p>-0.0175264139</text:p>
          </table:table-cell>
          <table:table-cell office:value-type="float" office:value="-0.0186269915651359">
            <text:p>-0.0186269916</text:p>
          </table:table-cell>
          <table:table-cell office:value-type="float" office:value="-0.0022767658818303">
            <text:p>-0.0022767659</text:p>
          </table:table-cell>
          <table:table-cell office:value-type="float" office:value="0.939259614636594">
            <text:p>0.9392596146</text:p>
          </table:table-cell>
          <table:table-cell office:value-type="float" office:value="0.935485580558969">
            <text:p>0.9354855806</text:p>
          </table:table-cell>
          <table:table-cell office:value-type="float" office:value="0.99204147939284">
            <text:p>0.99204147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office:value-type="float" office:value="510">
            <text:p>510</text:p>
          </table:table-cell>
          <table:table-cell office:value-type="float" office:value="713">
            <text:p>713</text:p>
          </table:table-cell>
          <table:table-cell office:value-type="float" office:value="1033">
            <text:p>1033</text:p>
          </table:table-cell>
          <table:table-cell office:value-type="float" office:value="14914">
            <text:p>14914</text:p>
          </table:table-cell>
          <table:table-cell office:value-type="float" office:value="21453">
            <text:p>21453</text:p>
          </table:table-cell>
          <table:table-cell office:value-type="float" office:value="32042">
            <text:p>32042</text:p>
          </table:table-cell>
          <table:table-cell office:value-type="float" office:value="-537.25">
            <text:p>-537.25</text:p>
          </table:table-cell>
          <table:table-cell office:value-type="float" office:value="-589">
            <text:p>-589</text:p>
          </table:table-cell>
          <table:table-cell office:value-type="float" office:value="-217.25">
            <text:p>-217.25</text:p>
          </table:table-cell>
          <table:table-cell office:value-type="float" office:value="-0.0360231996781548">
            <text:p>-0.0360231997</text:p>
          </table:table-cell>
          <table:table-cell office:value-type="float" office:value="-0.0274553675476623">
            <text:p>-0.0274553675</text:p>
          </table:table-cell>
          <table:table-cell office:value-type="float" office:value="-0.00678016353535984">
            <text:p>-0.0067801635</text:p>
          </table:table-cell>
          <table:table-cell office:value-type="float" office:value="0.876462236119961">
            <text:p>0.8764622361</text:p>
          </table:table-cell>
          <table:table-cell office:value-type="float" office:value="0.905383656109249">
            <text:p>0.9053836561</text:p>
          </table:table-cell>
          <table:table-cell office:value-type="float" office:value="0.97635953003667">
            <text:p>0.97635953</text:p>
          </table:table-cell>
          <table:table-cell office:value-type="float" office:value="-18.89299559412">
            <text:p>-18.8929955941</text:p>
          </table:table-cell>
          <table:table-cell office:value-type="float" office:value="-24.8981451338337">
            <text:p>-24.8981451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18">
            <text:p>518</text:p>
          </table:table-cell>
          <table:table-cell office:value-type="float" office:value="727">
            <text:p>727</text:p>
          </table:table-cell>
          <table:table-cell office:value-type="float" office:value="1057">
            <text:p>1057</text:p>
          </table:table-cell>
          <table:table-cell office:value-type="float" office:value="12168">
            <text:p>12168</text:p>
          </table:table-cell>
          <table:table-cell office:value-type="float" office:value="21344">
            <text:p>21344</text:p>
          </table:table-cell>
          <table:table-cell office:value-type="float" office:value="31468">
            <text:p>31468</text:p>
          </table:table-cell>
          <table:table-cell office:value-type="float" office:value="-424">
            <text:p>-424</text:p>
          </table:table-cell>
          <table:table-cell office:value-type="float" office:value="-67.25">
            <text:p>-67.25</text:p>
          </table:table-cell>
          <table:table-cell office:value-type="float" office:value="-733.625">
            <text:p>-733.625</text:p>
          </table:table-cell>
          <table:table-cell office:value-type="float" office:value="-0.0348454963839579">
            <text:p>-0.0348454964</text:p>
          </table:table-cell>
          <table:table-cell office:value-type="float" office:value="-0.00315076836581709">
            <text:p>-0.0031507684</text:p>
          </table:table-cell>
          <table:table-cell office:value-type="float" office:value="-0.0233133659590695">
            <text:p>-0.023313366</text:p>
          </table:table-cell>
          <table:table-cell office:value-type="float" office:value="0.880420611547906">
            <text:p>0.8804206115</text:p>
          </table:table-cell>
          <table:table-cell office:value-type="float" office:value="0.988991768308578">
            <text:p>0.9889917683</text:p>
          </table:table-cell>
          <table:table-cell office:value-type="float" office:value="0.919468504686646">
            <text:p>0.9194685047</text:p>
          </table:table-cell>
          <table:table-cell office:value-type="float" office:value="-19.5433940508172">
            <text:p>-19.5433940508</text:p>
          </table:table-cell>
          <table:table-cell office:value-type="float" office:value="0">
            <text:p>0</text:p>
          </table:table-cell>
          <table:table-cell office:value-type="float" office:value="-29.3838143675221">
            <text:p>-29.3838143675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105">
            <text:p>1105</text:p>
          </table:table-cell>
          <table:table-cell office:value-type="float" office:value="13260">
            <text:p>13260</text:p>
          </table:table-cell>
          <table:table-cell office:value-type="float" office:value="21152">
            <text:p>21152</text:p>
          </table:table-cell>
          <table:table-cell office:value-type="float" office:value="33210">
            <text:p>33210</text:p>
          </table:table-cell>
          <table:table-cell office:value-type="float" office:value="-450.125">
            <text:p>-450.125</text:p>
          </table:table-cell>
          <table:table-cell office:value-type="float" office:value="-49.25">
            <text:p>-49.25</text:p>
          </table:table-cell>
          <table:table-cell office:value-type="float" office:value="-579.125">
            <text:p>-579.125</text:p>
          </table:table-cell>
          <table:table-cell office:value-type="float" office:value="-0.0339460784313725">
            <text:p>-0.0339460784</text:p>
          </table:table-cell>
          <table:table-cell office:value-type="float" office:value="-0.00232838502269289">
            <text:p>-0.002328385</text:p>
          </table:table-cell>
          <table:table-cell office:value-type="float" office:value="-0.0174382716049383">
            <text:p>-0.0174382716</text:p>
          </table:table-cell>
          <table:table-cell office:value-type="float" office:value="0.883447304522299">
            <text:p>0.8834473045</text:p>
          </table:table-cell>
          <table:table-cell office:value-type="float" office:value="0.99186127831913">
            <text:p>0.9918612783</text:p>
          </table:table-cell>
          <table:table-cell office:value-type="float" office:value="0.939562072283189">
            <text:p>0.9395620723</text:p>
          </table:table-cell>
          <table:table-cell office:value-type="float" office:value="-20.0704965513506">
            <text:p>-20.070496551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84">
            <text:p>584</text:p>
          </table:table-cell>
          <table:table-cell table:number-columns-repeated="2" office:value-type="float" office:value="1154">
            <text:p>1154</text:p>
          </table:table-cell>
          <table:table-cell office:value-type="float" office:value="11960">
            <text:p>11960</text:p>
          </table:table-cell>
          <table:table-cell office:value-type="float" office:value="20464">
            <text:p>20464</text:p>
          </table:table-cell>
          <table:table-cell office:value-type="float" office:value="30228">
            <text:p>30228</text:p>
          </table:table-cell>
          <table:table-cell office:value-type="float" office:value="-587.75">
            <text:p>-587.75</text:p>
          </table:table-cell>
          <table:table-cell office:value-type="float" office:value="-383.375">
            <text:p>-383.375</text:p>
          </table:table-cell>
          <table:table-cell office:value-type="float" office:value="-393.5">
            <text:p>-393.5</text:p>
          </table:table-cell>
          <table:table-cell office:value-type="float" office:value="-0.0491429765886288">
            <text:p>-0.0491429766</text:p>
          </table:table-cell>
          <table:table-cell office:value-type="float" office:value="-0.0187341184519156">
            <text:p>-0.0187341185</text:p>
          </table:table-cell>
          <table:table-cell office:value-type="float" office:value="-0.0130177319041948">
            <text:p>-0.0130177319</text:p>
          </table:table-cell>
          <table:table-cell office:value-type="float" office:value="0.832733044949861">
            <text:p>0.8327330449</text:p>
          </table:table-cell>
          <table:table-cell office:value-type="float" office:value="0.93511848111887">
            <text:p>0.9351184811</text:p>
          </table:table-cell>
          <table:table-cell office:value-type="float" office:value="0.95477008256942">
            <text:p>0.9547700826</text:p>
          </table:table-cell>
          <table:table-cell office:value-type="float" office:value="-13.7552206582624">
            <text:p>-13.755220658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79">
            <text:p>579</text:p>
          </table:table-cell>
          <table:table-cell office:value-type="float" office:value="1163">
            <text:p>1163</text:p>
          </table:table-cell>
          <table:table-cell office:value-type="float" office:value="10764">
            <text:p>10764</text:p>
          </table:table-cell>
          <table:table-cell office:value-type="float" office:value="18898">
            <text:p>18898</text:p>
          </table:table-cell>
          <table:table-cell office:value-type="float" office:value="29039">
            <text:p>29039</text:p>
          </table:table-cell>
          <table:table-cell office:value-type="float" office:value="-288.875">
            <text:p>-288.875</text:p>
          </table:table-cell>
          <table:table-cell office:value-type="float" office:value="-180.625">
            <text:p>-180.625</text:p>
          </table:table-cell>
          <table:table-cell office:value-type="float" office:value="-812">
            <text:p>-812</text:p>
          </table:table-cell>
          <table:table-cell office:value-type="float" office:value="-0.0268371423262728">
            <text:p>-0.0268371423</text:p>
          </table:table-cell>
          <table:table-cell office:value-type="float" office:value="-0.00955788972378029">
            <text:p>-0.0095578897</text:p>
          </table:table-cell>
          <table:table-cell office:value-type="float" office:value="-0.0279623953992906">
            <text:p>-0.0279623954</text:p>
          </table:table-cell>
          <table:table-cell office:value-type="float" office:value="0.907481656986197">
            <text:p>0.907481657</text:p>
          </table:table-cell>
          <table:table-cell office:value-type="float" office:value="0.966726438348474">
            <text:p>0.9667264383</text:p>
          </table:table-cell>
          <table:table-cell office:value-type="float" office:value="0.903664131393157">
            <text:p>0.9036641314</text:p>
          </table:table-cell>
          <table:table-cell office:value-type="float" office:value="-25.4797607479318">
            <text:p>-25.4797607479</text:p>
          </table:table-cell>
          <table:table-cell office:value-type="float" office:value="0">
            <text:p>0</text:p>
          </table:table-cell>
          <table:table-cell office:value-type="float" office:value="-24.4403362487063">
            <text:p>-24.4403362487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600">
            <text:p>600</text:p>
          </table:table-cell>
          <table:table-cell office:value-type="float" office:value="1199">
            <text:p>1199</text:p>
          </table:table-cell>
          <table:table-cell office:value-type="float" office:value="11730">
            <text:p>11730</text:p>
          </table:table-cell>
          <table:table-cell office:value-type="float" office:value="18560">
            <text:p>18560</text:p>
          </table:table-cell>
          <table:table-cell office:value-type="float" office:value="30487">
            <text:p>30487</text:p>
          </table:table-cell>
          <table:table-cell office:value-type="float" office:value="126.5">
            <text:p>126.5</text:p>
          </table:table-cell>
          <table:table-cell office:value-type="float" office:value="408">
            <text:p>408</text:p>
          </table:table-cell>
          <table:table-cell office:value-type="float" office:value="-885.125">
            <text:p>-885.125</text:p>
          </table:table-cell>
          <table:table-cell office:value-type="float" office:value="0.0107843137254902">
            <text:p>0.0107843137</text:p>
          </table:table-cell>
          <table:table-cell office:value-type="float" office:value="0.0219827586206897">
            <text:p>0.0219827586</text:p>
          </table:table-cell>
          <table:table-cell office:value-type="float" office:value="-0.0290328664676747">
            <text:p>-0.0290328665</text:p>
          </table:table-cell>
          <table:table-cell office:value-type="float" office:value="1.03797304882737">
            <text:p>1.0379730488</text:p>
          </table:table-cell>
          <table:table-cell office:value-type="float" office:value="1.0778868088585">
            <text:p>1.0778868089</text:p>
          </table:table-cell>
          <table:table-cell office:value-type="float" office:value="0.900037065740385">
            <text:p>0.9000370657</text:p>
          </table:table-cell>
          <table:table-cell office:value-type="float" office:value="0">
            <text:p>0</text:p>
          </table:table-cell>
          <table:table-cell office:value-type="float" office:value="31.8767187364769">
            <text:p>31.8767187365</text:p>
          </table:table-cell>
          <table:table-cell office:value-type="float" office:value="-23.5262938389537">
            <text:p>-23.526293839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649">
            <text:p>649</text:p>
          </table:table-cell>
          <table:table-cell table:number-columns-repeated="2" office:value-type="float" office:value="1261">
            <text:p>1261</text:p>
          </table:table-cell>
          <table:table-cell office:value-type="float" office:value="12420">
            <text:p>12420</text:p>
          </table:table-cell>
          <table:table-cell office:value-type="float" office:value="19364">
            <text:p>19364</text:p>
          </table:table-cell>
          <table:table-cell office:value-type="float" office:value="32323">
            <text:p>32323</text:p>
          </table:table-cell>
          <table:table-cell office:value-type="float" office:value="-31.625">
            <text:p>-31.625</text:p>
          </table:table-cell>
          <table:table-cell office:value-type="float" office:value="-350.125">
            <text:p>-350.125</text:p>
          </table:table-cell>
          <table:table-cell office:value-type="float" office:value="-815.375">
            <text:p>-815.375</text:p>
          </table:table-cell>
          <table:table-cell office:value-type="float" office:value="-0.0025462962962963">
            <text:p>-0.0025462963</text:p>
          </table:table-cell>
          <table:table-cell office:value-type="float" office:value="-0.0180812332162776">
            <text:p>-0.0180812332</text:p>
          </table:table-cell>
          <table:table-cell office:value-type="float" office:value="-0.0252258453732636">
            <text:p>-0.0252258454</text:p>
          </table:table-cell>
          <table:table-cell office:value-type="float" office:value="0.991100670867627">
            <text:p>0.9911006709</text:p>
          </table:table-cell>
          <table:table-cell office:value-type="float" office:value="0.937356468492486">
            <text:p>0.9373564685</text:p>
          </table:table-cell>
          <table:table-cell office:value-type="float" office:value="0.912956774012177">
            <text:p>0.912956774</text:p>
          </table:table-cell>
          <table:table-cell table:number-columns-repeated="2" office:value-type="float" office:value="0">
            <text:p>0</text:p>
          </table:table-cell>
          <table:table-cell office:value-type="float" office:value="-27.1296097655017">
            <text:p>-27.1296097655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16">
            <text:p>616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12584">
            <text:p>12584</text:p>
          </table:table-cell>
          <table:table-cell office:value-type="float" office:value="18585">
            <text:p>18585</text:p>
          </table:table-cell>
          <table:table-cell office:value-type="float" office:value="29295">
            <text:p>29295</text:p>
          </table:table-cell>
          <table:table-cell office:value-type="float" office:value="-461">
            <text:p>-461</text:p>
          </table:table-cell>
          <table:table-cell office:value-type="float" office:value="95.625">
            <text:p>95.625</text:p>
          </table:table-cell>
          <table:table-cell office:value-type="float" office:value="-792.75">
            <text:p>-792.75</text:p>
          </table:table-cell>
          <table:table-cell office:value-type="float" office:value="-0.0366338207247298">
            <text:p>-0.0366338207</text:p>
          </table:table-cell>
          <table:table-cell office:value-type="float" office:value="0.0051452784503632">
            <text:p>0.0051452785</text:p>
          </table:table-cell>
          <table:table-cell office:value-type="float" office:value="-0.0270609318996416">
            <text:p>-0.0270609319</text:p>
          </table:table-cell>
          <table:table-cell office:value-type="float" office:value="0.874412019632393">
            <text:p>0.8744120196</text:p>
          </table:table-cell>
          <table:table-cell office:value-type="float" office:value="1.01806036340132">
            <text:p>1.0180603634</text:p>
          </table:table-cell>
          <table:table-cell office:value-type="float" office:value="0.906722034660397">
            <text:p>0.9067220347</text:p>
          </table:table-cell>
          <table:table-cell office:value-type="float" office:value="-18.572234058667">
            <text:p>-18.5722340587</text:p>
          </table:table-cell>
          <table:table-cell office:value-type="float" office:value="0">
            <text:p>0</text:p>
          </table:table-cell>
          <table:table-cell office:value-type="float" office:value="-25.2661548198933">
            <text:p>-25.2661548199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70">
            <text:p>570</text:p>
          </table:table-cell>
          <table:table-cell office:value-type="float" office:value="818">
            <text:p>818</text:p>
          </table:table-cell>
          <table:table-cell office:value-type="float" office:value="570">
            <text:p>570</text:p>
          </table:table-cell>
          <table:table-cell office:value-type="float" office:value="12342">
            <text:p>12342</text:p>
          </table:table-cell>
          <table:table-cell office:value-type="float" office:value="18052">
            <text:p>18052</text:p>
          </table:table-cell>
          <table:table-cell office:value-type="float" office:value="27260">
            <text:p>27260</text:p>
          </table:table-cell>
          <table:table-cell office:value-type="float" office:value="-192.25">
            <text:p>-192.25</text:p>
          </table:table-cell>
          <table:table-cell office:value-type="float" office:value="-633.25">
            <text:p>-633.25</text:p>
          </table:table-cell>
          <table:table-cell office:value-type="float" office:value="189.25">
            <text:p>189.25</text:p>
          </table:table-cell>
          <table:table-cell office:value-type="float" office:value="-0.0155768919137903">
            <text:p>-0.0155768919</text:p>
          </table:table-cell>
          <table:table-cell office:value-type="float" office:value="-0.0350792155993796">
            <text:p>-0.0350792156</text:p>
          </table:table-cell>
          <table:table-cell office:value-type="float" office:value="0.00694240645634629">
            <text:p>0.0069424065</text:p>
          </table:table-cell>
          <table:table-cell office:value-type="float" office:value="0.945956451842654">
            <text:p>0.9459564518</text:p>
          </table:table-cell>
          <table:table-cell office:value-type="float" office:value="0.879634626081624">
            <text:p>0.8796346261</text:p>
          </table:table-cell>
          <table:table-cell office:value-type="float" office:value="1.02439288873173">
            <text:p>1.0243928887</text:p>
          </table:table-cell>
          <table:table-cell office:value-type="float" office:value="0">
            <text:p>0</text:p>
          </table:table-cell>
          <table:table-cell office:value-type="float" office:value="-19.4108472690797">
            <text:p>-19.410847269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3">
            <text:p>3</text:p>
          </table:table-cell>
          <table:table-cell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583">
            <text:p>583</text:p>
          </table:table-cell>
          <table:table-cell office:value-type="float" office:value="11837">
            <text:p>11837</text:p>
          </table:table-cell>
          <table:table-cell office:value-type="float" office:value="17248">
            <text:p>17248</text:p>
          </table:table-cell>
          <table:table-cell office:value-type="float" office:value="28858">
            <text:p>28858</text:p>
          </table:table-cell>
          <table:table-cell office:value-type="float" office:value="-546.375">
            <text:p>-546.375</text:p>
          </table:table-cell>
          <table:table-cell office:value-type="float" office:value="73.5">
            <text:p>73.5</text:p>
          </table:table-cell>
          <table:table-cell office:value-type="float" office:value="763.75">
            <text:p>763.75</text:p>
          </table:table-cell>
          <table:table-cell office:value-type="float" office:value="-0.0461582326603024">
            <text:p>-0.0461582327</text:p>
          </table:table-cell>
          <table:table-cell office:value-type="float" office:value="0.00426136363636364">
            <text:p>0.0042613636</text:p>
          </table:table-cell>
          <table:table-cell office:value-type="float" office:value="0.0264657980456026">
            <text:p>0.026465798</text:p>
          </table:table-cell>
          <table:table-cell office:value-type="float" office:value="0.842622127275894">
            <text:p>0.8426221273</text:p>
          </table:table-cell>
          <table:table-cell office:value-type="float" office:value="1.01495036479855">
            <text:p>1.0149503648</text:p>
          </table:table-cell>
          <table:table-cell office:value-type="float" office:value="1.09400315255334">
            <text:p>1.0940031526</text:p>
          </table:table-cell>
          <table:table-cell office:value-type="float" office:value="-14.6674585165082">
            <text:p>-14.6674585165</text:p>
          </table:table-cell>
          <table:table-cell office:value-type="float" office:value="0">
            <text:p>0</text:p>
          </table:table-cell>
          <table:table-cell office:value-type="float" office:value="26.5353643848538">
            <text:p>26.5353643849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20">
            <text:p>520</text:p>
          </table:table-cell>
          <table:table-cell office:value-type="float" office:value="776">
            <text:p>776</text:p>
          </table:table-cell>
          <table:table-cell office:value-type="float" office:value="10868">
            <text:p>10868</text:p>
          </table:table-cell>
          <table:table-cell office:value-type="float" office:value="17280">
            <text:p>17280</text:p>
          </table:table-cell>
          <table:table-cell office:value-type="float" office:value="27807">
            <text:p>27807</text:p>
          </table:table-cell>
          <table:table-cell office:value-type="float" office:value="-795.625">
            <text:p>-795.625</text:p>
          </table:table-cell>
          <table:table-cell office:value-type="float" office:value="-1001.5">
            <text:p>-1001.5</text:p>
          </table:table-cell>
          <table:table-cell office:value-type="float" office:value="-178.25">
            <text:p>-178.25</text:p>
          </table:table-cell>
          <table:table-cell office:value-type="float" office:value="-0.073208041958042">
            <text:p>-0.073208042</text:p>
          </table:table-cell>
          <table:table-cell office:value-type="float" office:value="-0.0579571759259259">
            <text:p>-0.0579571759</text:p>
          </table:table-cell>
          <table:table-cell office:value-type="float" office:value="-0.00641025641025641">
            <text:p>-0.0064102564</text:p>
          </table:table-cell>
          <table:table-cell office:value-type="float" office:value="0.754276311265221">
            <text:p>0.7542763113</text:p>
          </table:table-cell>
          <table:table-cell office:value-type="float" office:value="0.803733591372224">
            <text:p>0.8037335914</text:p>
          </table:table-cell>
          <table:table-cell office:value-type="float" office:value="0.977644641683103">
            <text:p>0.9776446417</text:p>
          </table:table-cell>
          <table:table-cell office:value-type="float" office:value="-9.11721896613379">
            <text:p>-9.1172189661</text:p>
          </table:table-cell>
          <table:table-cell office:value-type="float" office:value="-11.6096217592124">
            <text:p>-11.60962175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3">
            <text:p>3</text:p>
          </table:table-cell>
          <table:table-cell office:value-type="float" office:value="468">
            <text:p>468</text:p>
          </table:table-cell>
          <table:table-cell office:value-type="float" office:value="1136">
            <text:p>1136</text:p>
          </table:table-cell>
          <table:table-cell office:value-type="float" office:value="727">
            <text:p>727</text:p>
          </table:table-cell>
          <table:table-cell office:value-type="float" office:value="10393">
            <text:p>10393</text:p>
          </table:table-cell>
          <table:table-cell office:value-type="float" office:value="16471">
            <text:p>16471</text:p>
          </table:table-cell>
          <table:table-cell office:value-type="float" office:value="26598">
            <text:p>26598</text:p>
          </table:table-cell>
          <table:table-cell office:value-type="float" office:value="-526.625">
            <text:p>-526.625</text:p>
          </table:table-cell>
          <table:table-cell office:value-type="float" office:value="-670.25">
            <text:p>-670.25</text:p>
          </table:table-cell>
          <table:table-cell office:value-type="float" office:value="-108.5">
            <text:p>-108.5</text:p>
          </table:table-cell>
          <table:table-cell office:value-type="float" office:value="-0.0506711247955355">
            <text:p>-0.0506711248</text:p>
          </table:table-cell>
          <table:table-cell office:value-type="float" office:value="-0.040692732681683">
            <text:p>-0.0406927327</text:p>
          </table:table-cell>
          <table:table-cell office:value-type="float" office:value="-0.00407925407925408">
            <text:p>-0.0040792541</text:p>
          </table:table-cell>
          <table:table-cell office:value-type="float" office:value="0.827683486476194">
            <text:p>0.8276834865</text:p>
          </table:table-cell>
          <table:table-cell office:value-type="float" office:value="0.860820996660591">
            <text:p>0.8608209967</text:p>
          </table:table-cell>
          <table:table-cell office:value-type="float" office:value="0.985755225737743">
            <text:p>0.9857552257</text:p>
          </table:table-cell>
          <table:table-cell office:value-type="float" office:value="-13.3297557301315">
            <text:p>-13.3297557301</text:p>
          </table:table-cell>
          <table:table-cell office:value-type="float" office:value="-16.684711572694">
            <text:p>-16.68471157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1183">
            <text:p>1183</text:p>
          </table:table-cell>
          <table:table-cell office:value-type="float" office:value="510">
            <text:p>510</text:p>
          </table:table-cell>
          <table:table-cell office:value-type="float" office:value="11837">
            <text:p>11837</text:p>
          </table:table-cell>
          <table:table-cell office:value-type="float" office:value="17248">
            <text:p>17248</text:p>
          </table:table-cell>
          <table:table-cell office:value-type="float" office:value="26790">
            <text:p>26790</text:p>
          </table:table-cell>
          <table:table-cell office:value-type="float" office:value="-310.875">
            <text:p>-310.875</text:p>
          </table:table-cell>
          <table:table-cell office:value-type="float" office:value="-169.5">
            <text:p>-169.5</text:p>
          </table:table-cell>
          <table:table-cell office:value-type="float" office:value="252.625">
            <text:p>252.625</text:p>
          </table:table-cell>
          <table:table-cell office:value-type="float" office:value="-0.0262629889330067">
            <text:p>-0.0262629889</text:p>
          </table:table-cell>
          <table:table-cell office:value-type="float" office:value="-0.00982722634508349">
            <text:p>-0.0098272263</text:p>
          </table:table-cell>
          <table:table-cell office:value-type="float" office:value="0.00942982456140351">
            <text:p>0.0094298246</text:p>
          </table:table-cell>
          <table:table-cell office:value-type="float" office:value="0.909431438126359">
            <text:p>0.9094314381</text:p>
          </table:table-cell>
          <table:table-cell office:value-type="float" office:value="0.965793993572377">
            <text:p>0.9657939936</text:p>
          </table:table-cell>
          <table:table-cell office:value-type="float" office:value="1.03317867228378">
            <text:p>1.0331786723</text:p>
          </table:table-cell>
          <table:table-cell office:value-type="float" office:value="-26.0444365523915">
            <text:p>-26.044436552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3">
            <text:p>3</text:p>
          </table:table-cell>
          <table:table-cell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540">
            <text:p>540</text:p>
          </table:table-cell>
          <table:table-cell office:value-type="float" office:value="12464">
            <text:p>12464</text:p>
          </table:table-cell>
          <table:table-cell office:value-type="float" office:value="17940">
            <text:p>17940</text:p>
          </table:table-cell>
          <table:table-cell office:value-type="float" office:value="30080">
            <text:p>30080</text:p>
          </table:table-cell>
          <table:table-cell office:value-type="float" office:value="-128.25">
            <text:p>-128.25</text:p>
          </table:table-cell>
          <table:table-cell office:value-type="float" office:value="-115">
            <text:p>-115</text:p>
          </table:table-cell>
          <table:table-cell office:value-type="float" office:value="-246.75">
            <text:p>-246.75</text:p>
          </table:table-cell>
          <table:table-cell office:value-type="float" office:value="-0.0102896341463415">
            <text:p>-0.0102896341</text:p>
          </table:table-cell>
          <table:table-cell office:value-type="float" office:value="-0.00641025641025641">
            <text:p>-0.0064102564</text:p>
          </table:table-cell>
          <table:table-cell office:value-type="float" office:value="-0.008203125">
            <text:p>-0.008203125</text:p>
          </table:table-cell>
          <table:table-cell office:value-type="float" office:value="0.964193798566701">
            <text:p>0.9641937986</text:p>
          </table:table-cell>
          <table:table-cell office:value-type="float" office:value="0.977644641683103">
            <text:p>0.9776446417</text:p>
          </table:table-cell>
          <table:table-cell office:value-type="float" office:value="0.971420953369141">
            <text:p>0.971420953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3">
            <text:p>3</text:p>
          </table:table-cell>
          <table:table-cell office:value-type="float" office:value="577">
            <text:p>577</text:p>
          </table:table-cell>
          <table:table-cell office:value-type="float" office:value="841">
            <text:p>841</text:p>
          </table:table-cell>
          <table:table-cell office:value-type="float" office:value="577">
            <text:p>577</text:p>
          </table:table-cell>
          <table:table-cell office:value-type="float" office:value="11685">
            <text:p>11685</text:p>
          </table:table-cell>
          <table:table-cell office:value-type="float" office:value="17160">
            <text:p>17160</text:p>
          </table:table-cell>
          <table:table-cell office:value-type="float" office:value="28294">
            <text:p>28294</text:p>
          </table:table-cell>
          <table:table-cell office:value-type="float" office:value="-135.375">
            <text:p>-135.375</text:p>
          </table:table-cell>
          <table:table-cell office:value-type="float" office:value="-70">
            <text:p>-70</text:p>
          </table:table-cell>
          <table:table-cell office:value-type="float" office:value="-146.875">
            <text:p>-146.875</text:p>
          </table:table-cell>
          <table:table-cell office:value-type="float" office:value="-0.0115853658536585">
            <text:p>-0.0115853659</text:p>
          </table:table-cell>
          <table:table-cell office:value-type="float" office:value="-0.00407925407925408">
            <text:p>-0.0040792541</text:p>
          </table:table-cell>
          <table:table-cell office:value-type="float" office:value="-0.00519102990033223">
            <text:p>-0.0051910299</text:p>
          </table:table-cell>
          <table:table-cell office:value-type="float" office:value="0.959714292088043">
            <text:p>0.9597142921</text:p>
          </table:table-cell>
          <table:table-cell office:value-type="float" office:value="0.985755225737743">
            <text:p>0.9857552257</text:p>
          </table:table-cell>
          <table:table-cell office:value-type="float" office:value="0.981884211060032">
            <text:p>0.981884211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3">
            <text:p>3</text:p>
          </table:table-cell>
          <table:table-cell office:value-type="float" office:value="580">
            <text:p>580</text:p>
          </table:table-cell>
          <table:table-cell office:value-type="float" office:value="1252">
            <text:p>1252</text:p>
          </table:table-cell>
          <table:table-cell office:value-type="float" office:value="580">
            <text:p>580</text:p>
          </table:table-cell>
          <table:table-cell office:value-type="float" office:value="11875">
            <text:p>11875</text:p>
          </table:table-cell>
          <table:table-cell office:value-type="float" office:value="17094">
            <text:p>17094</text:p>
          </table:table-cell>
          <table:table-cell office:value-type="float" office:value="28576">
            <text:p>28576</text:p>
          </table:table-cell>
          <table:table-cell office:value-type="float" office:value="47.5">
            <text:p>47.5</text:p>
          </table:table-cell>
          <table:table-cell office:value-type="float" office:value="71.75">
            <text:p>71.75</text:p>
          </table:table-cell>
          <table:table-cell office:value-type="float" office:value="364.25">
            <text:p>364.25</text:p>
          </table:table-cell>
          <table:table-cell office:value-type="float" office:value="0.004">
            <text:p>0.004</text:p>
          </table:table-cell>
          <table:table-cell office:value-type="float" office:value="0.0041973791973792">
            <text:p>0.0041973792</text:p>
          </table:table-cell>
          <table:table-cell office:value-type="float" office:value="0.0127467105263158">
            <text:p>0.0127467105</text:p>
          </table:table-cell>
          <table:table-cell office:value-type="float" office:value="1.01403136">
            <text:p>1.01403136</text:p>
          </table:table-cell>
          <table:table-cell office:value-type="float" office:value="1.0147253584554">
            <text:p>1.0147253585</text:p>
          </table:table-cell>
          <table:table-cell office:value-type="float" office:value="1.04493194495542">
            <text:p>1.04493194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3">
            <text:p>3</text:p>
          </table:table-cell>
          <table:table-cell office:value-type="float" office:value="614">
            <text:p>614</text:p>
          </table:table-cell>
          <table:table-cell office:value-type="float" office:value="878">
            <text:p>878</text:p>
          </table:table-cell>
          <table:table-cell office:value-type="float" office:value="614">
            <text:p>614</text:p>
          </table:table-cell>
          <table:table-cell office:value-type="float" office:value="11856">
            <text:p>11856</text:p>
          </table:table-cell>
          <table:table-cell office:value-type="float" office:value="17620">
            <text:p>17620</text:p>
          </table:table-cell>
          <table:table-cell office:value-type="float" office:value="29281">
            <text:p>29281</text:p>
          </table:table-cell>
          <table:table-cell office:value-type="float" office:value="-118.75">
            <text:p>-118.75</text:p>
          </table:table-cell>
          <table:table-cell office:value-type="float" office:value="220">
            <text:p>220</text:p>
          </table:table-cell>
          <table:table-cell office:value-type="float" office:value="505.25">
            <text:p>505.25</text:p>
          </table:table-cell>
          <table:table-cell office:value-type="float" office:value="-0.0100160256410256">
            <text:p>-0.0100160256</text:p>
          </table:table-cell>
          <table:table-cell office:value-type="float" office:value="0.0124858115777526">
            <text:p>0.0124858116</text:p>
          </table:table-cell>
          <table:table-cell office:value-type="float" office:value="0.0172552166934189">
            <text:p>0.0172552167</text:p>
          </table:table-cell>
          <table:table-cell office:value-type="float" office:value="0.965140538964908">
            <text:p>0.965140539</text:p>
          </table:table-cell>
          <table:table-cell office:value-type="float" office:value="1.04400589568401">
            <text:p>1.0440058957</text:p>
          </table:table-cell>
          <table:table-cell office:value-type="float" office:value="1.06097683373311">
            <text:p>1.060976833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3">
            <text:p>3</text:p>
          </table:table-cell>
          <table:table-cell office:value-type="float" office:value="572">
            <text:p>572</text:p>
          </table:table-cell>
          <table:table-cell office:value-type="float" office:value="1239">
            <text:p>1239</text:p>
          </table:table-cell>
          <table:table-cell office:value-type="float" office:value="835">
            <text:p>835</text:p>
          </table:table-cell>
          <table:table-cell office:value-type="float" office:value="10811">
            <text:p>10811</text:p>
          </table:table-cell>
          <table:table-cell office:value-type="float" office:value="17430">
            <text:p>17430</text:p>
          </table:table-cell>
          <table:table-cell office:value-type="float" office:value="28427">
            <text:p>28427</text:p>
          </table:table-cell>
          <table:table-cell office:value-type="float" office:value="-249.25">
            <text:p>-249.25</text:p>
          </table:table-cell>
          <table:table-cell office:value-type="float" office:value="-14">
            <text:p>-14</text:p>
          </table:table-cell>
          <table:table-cell office:value-type="float" office:value="-182.125">
            <text:p>-182.125</text:p>
          </table:table-cell>
          <table:table-cell office:value-type="float" office:value="-0.0230552215336232">
            <text:p>-0.0230552215</text:p>
          </table:table-cell>
          <table:table-cell office:value-type="float" office:value="-0.000803212851405623">
            <text:p>-0.0008032129</text:p>
          </table:table-cell>
          <table:table-cell office:value-type="float" office:value="-0.00640676117775354">
            <text:p>-0.0064067612</text:p>
          </table:table-cell>
          <table:table-cell office:value-type="float" office:value="0.920348549382649">
            <text:p>0.9203485494</text:p>
          </table:table-cell>
          <table:table-cell office:value-type="float" office:value="0.997190019515814">
            <text:p>0.9971900195</text:p>
          </table:table-cell>
          <table:table-cell office:value-type="float" office:value="0.977656787191889">
            <text:p>0.9776567872</text:p>
          </table:table-cell>
          <table:table-cell office:value-type="float" office:value="-29.7167297364549">
            <text:p>-29.716729736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3">
            <text:p>3</text:p>
          </table:table-cell>
          <table:table-cell office:value-type="float" office:value="561">
            <text:p>561</text:p>
          </table:table-cell>
          <table:table-cell table:number-columns-repeated="2" office:value-type="float" office:value="822">
            <text:p>822</text:p>
          </table:table-cell>
          <table:table-cell office:value-type="float" office:value="9785">
            <text:p>9785</text:p>
          </table:table-cell>
          <table:table-cell office:value-type="float" office:value="16663">
            <text:p>16663</text:p>
          </table:table-cell>
          <table:table-cell office:value-type="float" office:value="27187">
            <text:p>27187</text:p>
          </table:table-cell>
          <table:table-cell office:value-type="float" office:value="-181.75">
            <text:p>-181.75</text:p>
          </table:table-cell>
          <table:table-cell office:value-type="float" office:value="-123.5">
            <text:p>-123.5</text:p>
          </table:table-cell>
          <table:table-cell office:value-type="float" office:value="-201.5">
            <text:p>-201.5</text:p>
          </table:table-cell>
          <table:table-cell office:value-type="float" office:value="-0.0185743484925907">
            <text:p>-0.0185743485</text:p>
          </table:table-cell>
          <table:table-cell table:number-columns-repeated="2" office:value-type="float" office:value="-0.00741163055872292">
            <text:p>-0.0074116306</text:p>
          </table:table-cell>
          <table:table-cell office:value-type="float" office:value="0.935665992862904">
            <text:p>0.9356659929</text:p>
          </table:table-cell>
          <table:table-cell table:number-columns-repeated="2" office:value-type="float" office:value="0.974166960288846">
            <text:p>0.97416696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570">
            <text:p>570</text:p>
          </table:table-cell>
          <table:table-cell office:value-type="float" office:value="10773">
            <text:p>10773</text:p>
          </table:table-cell>
          <table:table-cell office:value-type="float" office:value="17500">
            <text:p>17500</text:p>
          </table:table-cell>
          <table:table-cell office:value-type="float" office:value="29281">
            <text:p>29281</text:p>
          </table:table-cell>
          <table:table-cell office:value-type="float" office:value="-295.25">
            <text:p>-295.2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float" office:value="-0.0274064791608651">
            <text:p>-0.0274064792</text:p>
          </table:table-cell>
          <table:table-cell office:value-type="float" office:value="0.004">
            <text:p>0.004</text:p>
          </table:table-cell>
          <table:table-cell office:value-type="float" office:value="0.00321027287319422">
            <text:p>0.0032102729</text:p>
          </table:table-cell>
          <table:table-cell office:value-type="float" office:value="0.905549508532962">
            <text:p>0.9055495085</text:p>
          </table:table-cell>
          <table:table-cell office:value-type="float" office:value="1.01403136">
            <text:p>1.01403136</text:p>
          </table:table-cell>
          <table:table-cell office:value-type="float" office:value="1.01125615452594">
            <text:p>1.0112561545</text:p>
          </table:table-cell>
          <table:table-cell office:value-type="float" office:value="-24.9431830883217">
            <text:p>-24.943183088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3">
            <text:p>3</text:p>
          </table:table-cell>
          <table:table-cell office:value-type="float" office:value="640">
            <text:p>640</text:p>
          </table:table-cell>
          <table:table-cell office:value-type="float" office:value="1303">
            <text:p>1303</text:p>
          </table:table-cell>
          <table:table-cell office:value-type="float" office:value="640">
            <text:p>640</text:p>
          </table:table-cell>
          <table:table-cell office:value-type="float" office:value="10887">
            <text:p>10887</text:p>
          </table:table-cell>
          <table:table-cell office:value-type="float" office:value="17626">
            <text:p>17626</text:p>
          </table:table-cell>
          <table:table-cell office:value-type="float" office:value="30832">
            <text:p>30832</text:p>
          </table:table-cell>
          <table:table-cell office:value-type="float" office:value="-585.625">
            <text:p>-585.625</text:p>
          </table:table-cell>
          <table:table-cell office:value-type="float" office:value="-809">
            <text:p>-809</text:p>
          </table:table-cell>
          <table:table-cell office:value-type="float" office:value="-317.25">
            <text:p>-317.25</text:p>
          </table:table-cell>
          <table:table-cell office:value-type="float" office:value="-0.0537912188849086">
            <text:p>-0.0537912189</text:p>
          </table:table-cell>
          <table:table-cell office:value-type="float" office:value="-0.0458981050720527">
            <text:p>-0.0458981051</text:p>
          </table:table-cell>
          <table:table-cell office:value-type="float" office:value="-0.0102896341463415">
            <text:p>-0.0102896341</text:p>
          </table:table-cell>
          <table:table-cell office:value-type="float" office:value="0.817401984551903">
            <text:p>0.8174019846</text:p>
          </table:table-cell>
          <table:table-cell office:value-type="float" office:value="0.843485638904258">
            <text:p>0.8434856389</text:p>
          </table:table-cell>
          <table:table-cell office:value-type="float" office:value="0.964193798566701">
            <text:p>0.9641937986</text:p>
          </table:table-cell>
          <table:table-cell office:value-type="float" office:value="-12.536112573912">
            <text:p>-12.5361125739</text:p>
          </table:table-cell>
          <table:table-cell office:value-type="float" office:value="-14.7525817876858">
            <text:p>-14.75258178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602">
            <text:p>602</text:p>
          </table:table-cell>
          <table:table-cell office:value-type="float" office:value="858">
            <text:p>858</text:p>
          </table:table-cell>
          <table:table-cell office:value-type="float" office:value="602">
            <text:p>602</text:p>
          </table:table-cell>
          <table:table-cell office:value-type="float" office:value="10470">
            <text:p>10470</text:p>
          </table:table-cell>
          <table:table-cell office:value-type="float" office:value="16680">
            <text:p>16680</text:p>
          </table:table-cell>
          <table:table-cell office:value-type="float" office:value="28905">
            <text:p>28905</text:p>
          </table:table-cell>
          <table:table-cell office:value-type="float" office:value="-667.375">
            <text:p>-667.375</text:p>
          </table:table-cell>
          <table:table-cell office:value-type="float" office:value="-129.5">
            <text:p>-129.5</text:p>
          </table:table-cell>
          <table:table-cell office:value-type="float" office:value="-334.875">
            <text:p>-334.875</text:p>
          </table:table-cell>
          <table:table-cell office:value-type="float" office:value="-0.0637416427889207">
            <text:p>-0.0637416428</text:p>
          </table:table-cell>
          <table:table-cell office:value-type="float" office:value="-0.00776378896882494">
            <text:p>-0.007763789</text:p>
          </table:table-cell>
          <table:table-cell office:value-type="float" office:value="-0.0115853658536585">
            <text:p>-0.0115853659</text:p>
          </table:table-cell>
          <table:table-cell office:value-type="float" office:value="0.784867724408621">
            <text:p>0.7848677244</text:p>
          </table:table-cell>
          <table:table-cell office:value-type="float" office:value="0.972944880390652">
            <text:p>0.9729448804</text:p>
          </table:table-cell>
          <table:table-cell office:value-type="float" office:value="0.959714292088043">
            <text:p>0.9597142921</text:p>
          </table:table-cell>
          <table:table-cell office:value-type="float" office:value="-10.5239447444818">
            <text:p>-10.5239447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608">
            <text:p>608</text:p>
          </table:table-cell>
          <table:table-cell office:value-type="float" office:value="1275">
            <text:p>1275</text:p>
          </table:table-cell>
          <table:table-cell office:value-type="float" office:value="608">
            <text:p>608</text:p>
          </table:table-cell>
          <table:table-cell office:value-type="float" office:value="10231">
            <text:p>10231</text:p>
          </table:table-cell>
          <table:table-cell office:value-type="float" office:value="16814">
            <text:p>16814</text:p>
          </table:table-cell>
          <table:table-cell office:value-type="float" office:value="29375">
            <text:p>29375</text:p>
          </table:table-cell>
          <table:table-cell office:value-type="float" office:value="748.875">
            <text:p>748.875</text:p>
          </table:table-cell>
          <table:table-cell office:value-type="float" office:value="4351.375">
            <text:p>4351.375</text:p>
          </table:table-cell>
          <table:table-cell office:value-type="float" office:value="117.5">
            <text:p>117.5</text:p>
          </table:table-cell>
          <table:table-cell office:value-type="float" office:value="0.0731966572182582">
            <text:p>0.0731966572</text:p>
          </table:table-cell>
          <table:table-cell office:value-type="float" office:value="0.258794754371357">
            <text:p>0.2587947544</text:p>
          </table:table-cell>
          <table:table-cell office:value-type="float" office:value="0.004">
            <text:p>0.004</text:p>
          </table:table-cell>
          <table:table-cell office:value-type="float" office:value="1.26668949149464">
            <text:p>1.2666894915</text:p>
          </table:table-cell>
          <table:table-cell office:value-type="float" office:value="2.03705210108441">
            <text:p>2.0370521011</text:p>
          </table:table-cell>
          <table:table-cell office:value-type="float" office:value="1.01403136">
            <text:p>1.01403136</text:p>
          </table:table-cell>
          <table:table-cell office:value-type="float" office:value="9.81214972699546">
            <text:p>9.812149727</text:p>
          </table:table-cell>
          <table:table-cell office:value-type="float" office:value="3.01165747750519">
            <text:p>3.01165747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623">
            <text:p>623</text:p>
          </table:table-cell>
          <table:table-cell office:value-type="float" office:value="881">
            <text:p>881</text:p>
          </table:table-cell>
          <table:table-cell office:value-type="float" office:value="623">
            <text:p>623</text:p>
          </table:table-cell>
          <table:table-cell office:value-type="float" office:value="9513">
            <text:p>9513</text:p>
          </table:table-cell>
          <table:table-cell office:value-type="float" office:value="16640">
            <text:p>16640</text:p>
          </table:table-cell>
          <table:table-cell office:value-type="float" office:value="29328">
            <text:p>29328</text:p>
          </table:table-cell>
          <table:table-cell office:value-type="float" office:value="577.5">
            <text:p>577.5</text:p>
          </table:table-cell>
          <table:table-cell office:value-type="float" office:value="3864.375">
            <text:p>3864.375</text:p>
          </table:table-cell>
          <table:table-cell office:value-type="float" office:value="-293.75">
            <text:p>-293.75</text:p>
          </table:table-cell>
          <table:table-cell office:value-type="float" office:value="0.0607064017660044">
            <text:p>0.0607064018</text:p>
          </table:table-cell>
          <table:table-cell office:value-type="float" office:value="0.232234074519231">
            <text:p>0.2322340745</text:p>
          </table:table-cell>
          <table:table-cell office:value-type="float" office:value="-0.0100160256410256">
            <text:p>-0.0100160256</text:p>
          </table:table-cell>
          <table:table-cell office:value-type="float" office:value="1.21969552992315">
            <text:p>1.2196955299</text:p>
          </table:table-cell>
          <table:table-cell office:value-type="float" office:value="1.9185272849382">
            <text:p>1.9185272849</text:p>
          </table:table-cell>
          <table:table-cell office:value-type="float" office:value="0.965140538964908">
            <text:p>0.965140539</text:p>
          </table:table-cell>
          <table:table-cell office:value-type="float" office:value="11.7611940275192">
            <text:p>11.7611940275</text:p>
          </table:table-cell>
          <table:table-cell office:value-type="float" office:value="3.3192119052024">
            <text:p>3.31921190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72">
            <text:p>572</text:p>
          </table:table-cell>
          <table:table-cell office:value-type="float" office:value="832">
            <text:p>832</text:p>
          </table:table-cell>
          <table:table-cell office:value-type="float" office:value="572">
            <text:p>572</text:p>
          </table:table-cell>
          <table:table-cell office:value-type="float" office:value="7171">
            <text:p>7171</text:p>
          </table:table-cell>
          <table:table-cell office:value-type="float" office:value="15079">
            <text:p>15079</text:p>
          </table:table-cell>
          <table:table-cell office:value-type="float" office:value="26743">
            <text:p>26743</text:p>
          </table:table-cell>
          <table:table-cell office:value-type="float" office:value="-103.375">
            <text:p>-103.375</text:p>
          </table:table-cell>
          <table:table-cell office:value-type="float" office:value="-180.625">
            <text:p>-180.625</text:p>
          </table:table-cell>
          <table:table-cell office:value-type="float" office:value="-576.375">
            <text:p>-576.375</text:p>
          </table:table-cell>
          <table:table-cell office:value-type="float" office:value="-0.0144157021335936">
            <text:p>-0.0144157021</text:p>
          </table:table-cell>
          <table:table-cell office:value-type="float" office:value="-0.011978579481398">
            <text:p>-0.0119785795</text:p>
          </table:table-cell>
          <table:table-cell office:value-type="float" office:value="-0.0215523688441835">
            <text:p>-0.0215523688</text:p>
          </table:table-cell>
          <table:table-cell office:value-type="float" office:value="0.949952354969711">
            <text:p>0.949952355</text:p>
          </table:table-cell>
          <table:table-cell office:value-type="float" office:value="0.958356205093236">
            <text:p>0.9583562051</text:p>
          </table:table-cell>
          <table:table-cell office:value-type="float" office:value="0.925477138066837">
            <text:p>0.9254771381</text:p>
          </table:table-cell>
          <table:table-cell table:number-columns-repeated="2" office:value-type="float" office:value="0">
            <text:p>0</text:p>
          </table:table-cell>
          <table:table-cell office:value-type="float" office:value="-31.8132349946072">
            <text:p>-31.8132349946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47">
            <text:p>547</text:p>
          </table:table-cell>
          <table:table-cell office:value-type="float" office:value="807">
            <text:p>807</text:p>
          </table:table-cell>
          <table:table-cell office:value-type="float" office:value="5472">
            <text:p>5472</text:p>
          </table:table-cell>
          <table:table-cell office:value-type="float" office:value="14420">
            <text:p>14420</text:p>
          </table:table-cell>
          <table:table-cell office:value-type="float" office:value="26821">
            <text:p>26821</text:p>
          </table:table-cell>
          <table:table-cell office:value-type="float" office:value="-184.125">
            <text:p>-184.125</text:p>
          </table:table-cell>
          <table:table-cell office:value-type="float" office:value="-406.25">
            <text:p>-406.25</text:p>
          </table:table-cell>
          <table:table-cell office:value-type="float" office:value="2280.125">
            <text:p>2280.125</text:p>
          </table:table-cell>
          <table:table-cell office:value-type="float" office:value="-0.0336485745614035">
            <text:p>-0.0336485746</text:p>
          </table:table-cell>
          <table:table-cell office:value-type="float" office:value="-0.0281726768377254">
            <text:p>-0.0281726768</text:p>
          </table:table-cell>
          <table:table-cell office:value-type="float" office:value="0.0850126766339808">
            <text:p>0.0850126766</text:p>
          </table:table-cell>
          <table:table-cell office:value-type="float" office:value="0.884449153112316">
            <text:p>0.8844491531</text:p>
          </table:table-cell>
          <table:table-cell office:value-type="float" office:value="0.902951282519559">
            <text:p>0.9029512825</text:p>
          </table:table-cell>
          <table:table-cell office:value-type="float" office:value="1.31170959238834">
            <text:p>1.3117095924</text:p>
          </table:table-cell>
          <table:table-cell office:value-type="float" office:value="-20.2510494975059">
            <text:p>-20.2510494975</text:p>
          </table:table-cell>
          <table:table-cell office:value-type="float" office:value="-24.2553015208173">
            <text:p>-24.2553015208</text:p>
          </table:table-cell>
          <table:table-cell office:value-type="float" office:value="8.49531792486709">
            <text:p>8.4953179249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23">
            <text:p>623</text:p>
          </table:table-cell>
          <table:table-cell table:number-columns-repeated="2" office:value-type="float" office:value="885">
            <text:p>885</text:p>
          </table:table-cell>
          <table:table-cell office:value-type="float" office:value="12474">
            <text:p>12474</text:p>
          </table:table-cell>
          <table:table-cell office:value-type="float" office:value="26624">
            <text:p>26624</text:p>
          </table:table-cell>
          <table:table-cell office:value-type="float" office:value="77320">
            <text:p>77320</text:p>
          </table:table-cell>
          <table:table-cell office:value-type="float" office:value="-520.25">
            <text:p>-520.25</text:p>
          </table:table-cell>
          <table:table-cell office:value-type="float" office:value="-684.285714285714">
            <text:p>-684.2857142857</text:p>
          </table:table-cell>
          <table:table-cell office:value-type="float" office:value="1792.125">
            <text:p>1792.125</text:p>
          </table:table-cell>
          <table:table-cell office:value-type="float" office:value="-0.0417067500400834">
            <text:p>-0.04170675</text:p>
          </table:table-cell>
          <table:table-cell office:value-type="float" office:value="-0.0257018372252747">
            <text:p>-0.0257018372</text:p>
          </table:table-cell>
          <table:table-cell office:value-type="float" office:value="0.0231780263838593">
            <text:p>0.0231780264</text:p>
          </table:table-cell>
          <table:table-cell office:value-type="float" office:value="0.857435702737564">
            <text:p>0.8574357027</text:p>
          </table:table-cell>
          <table:table-cell office:value-type="float" office:value="0.911338315207577">
            <text:p>0.9113383152</text:p>
          </table:table-cell>
          <table:table-cell office:value-type="float" office:value="1.08217604532133">
            <text:p>1.0821760453</text:p>
          </table:table-cell>
          <table:table-cell office:value-type="float" office:value="-16.2705100442179">
            <text:p>-16.2705100442</text:p>
          </table:table-cell>
          <table:table-cell office:value-type="float" office:value="-26.6207019064265">
            <text:p>-26.6207019064</text:p>
          </table:table-cell>
          <table:table-cell office:value-type="float" office:value="30.2506082311417">
            <text:p>30.2506082311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56">
            <text:p>656</text:p>
          </table:table-cell>
          <table:table-cell table:number-columns-repeated="2" office:value-type="float" office:value="917">
            <text:p>917</text:p>
          </table:table-cell>
          <table:table-cell office:value-type="float" office:value="12606">
            <text:p>12606</text:p>
          </table:table-cell>
          <table:table-cell office:value-type="float" office:value="26784">
            <text:p>26784</text:p>
          </table:table-cell>
          <table:table-cell office:value-type="float" office:value="75446">
            <text:p>75446</text:p>
          </table:table-cell>
          <table:table-cell office:value-type="float" office:value="-591.428571428571">
            <text:p>-591.4285714286</text:p>
          </table:table-cell>
          <table:table-cell office:value-type="float" office:value="-803.666666666667">
            <text:p>-803.6666666667</text:p>
          </table:table-cell>
          <table:table-cell office:value-type="float" office:value="1817.85714285714">
            <text:p>1817.8571428571</text:p>
          </table:table-cell>
          <table:table-cell office:value-type="float" office:value="-0.0469164343509893">
            <text:p>-0.0469164344</text:p>
          </table:table-cell>
          <table:table-cell office:value-type="float" office:value="-0.0300054759060135">
            <text:p>-0.0300054759</text:p>
          </table:table-cell>
          <table:table-cell office:value-type="float" office:value="0.0240948114261477">
            <text:p>0.0240948114</text:p>
          </table:table-cell>
          <table:table-cell office:value-type="float" office:value="0.84010673732347">
            <text:p>0.8401067373</text:p>
          </table:table-cell>
          <table:table-cell office:value-type="float" office:value="0.896745478354271">
            <text:p>0.8967454784</text:p>
          </table:table-cell>
          <table:table-cell office:value-type="float" office:value="1.08546973746933">
            <text:p>1.0854697375</text:p>
          </table:table-cell>
          <table:table-cell office:value-type="float" office:value="-14.4247314414266">
            <text:p>-14.4247314414</text:p>
          </table:table-cell>
          <table:table-cell office:value-type="float" office:value="-22.7523561632294">
            <text:p>-22.7523561632</text:p>
          </table:table-cell>
          <table:table-cell office:value-type="float" office:value="29.1126855878419">
            <text:p>29.1126855878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615">
            <text:p>615</text:p>
          </table:table-cell>
          <table:table-cell table:number-columns-repeated="2" office:value-type="float" office:value="877">
            <text:p>877</text:p>
          </table:table-cell>
          <table:table-cell office:value-type="float" office:value="10060">
            <text:p>10060</text:p>
          </table:table-cell>
          <table:table-cell office:value-type="float" office:value="22607">
            <text:p>22607</text:p>
          </table:table-cell>
          <table:table-cell office:value-type="float" office:value="92313">
            <text:p>92313</text:p>
          </table:table-cell>
          <table:table-cell office:value-type="float" office:value="114.666666666667">
            <text:p>114.6666666667</text:p>
          </table:table-cell>
          <table:table-cell table:number-columns-repeated="2" office:value-type="float" office:value="0">
            <text:p>0</text:p>
          </table:table-cell>
          <table:table-cell office:value-type="float" office:value="0.0113982770046388">
            <text:p>0.011398277</text:p>
          </table:table-cell>
          <table:table-cell table:number-columns-repeated="2" office:value-type="float" office:value="0">
            <text:p>0</text:p>
          </table:table-cell>
          <table:table-cell office:value-type="float" office:value="1.04014861412484">
            <text:p>1.0401486141</text:p>
          </table:table-cell>
          <table:table-cell office:value-type="float" office:value="1.39">
            <text:p>1.39</text:p>
          </table:table-cell>
          <table:table-cell office:value-type="float" office:value="1.8">
            <text:p>1.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625">
            <text:p>625</text:p>
          </table:table-cell>
          <table:table-cell office:value-type="float" office:value="1308">
            <text:p>1308</text:p>
          </table:table-cell>
          <table:table-cell office:value-type="float" office:value="888">
            <text:p>888</text:p>
          </table:table-cell>
          <table:table-cell office:value-type="float" office:value="8997">
            <text:p>8997</text:p>
          </table:table-cell>
          <table:table-cell office:value-type="float" office:value="22362">
            <text:p>22362</text:p>
          </table:table-cell>
          <table:table-cell office:value-type="float" office:value="112951">
            <text:p>112951</text:p>
          </table:table-cell>
          <table:table-cell office:value-type="float" office:value="477.4">
            <text:p>477.4</text:p>
          </table:table-cell>
          <table:table-cell table:number-columns-repeated="2" office:value-type="float" office:value="0">
            <text:p>0</text:p>
          </table:table-cell>
          <table:table-cell office:value-type="float" office:value="0.0530621318217183">
            <text:p>0.0530621318</text:p>
          </table:table-cell>
          <table:table-cell table:number-columns-repeated="2" office:value-type="float" office:value="0">
            <text:p>0</text:p>
          </table:table-cell>
          <table:table-cell office:value-type="float" office:value="1.19123601744961">
            <text:p>1.1912360174</text:p>
          </table:table-cell>
          <table:table-cell office:value-type="float" office:value="1.39">
            <text:p>1.39</text:p>
          </table:table-cell>
          <table:table-cell office:value-type="float" office:value="1.8">
            <text:p>1.8</text:p>
          </table:table-cell>
          <table:table-cell office:value-type="float" office:value="13.4065223154329">
            <text:p>13.406522315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24">
            <text:p>624</text:p>
          </table:table-cell>
          <table:table-cell office:value-type="float" office:value="1309">
            <text:p>1309</text:p>
          </table:table-cell>
          <table:table-cell office:value-type="float" office:value="889">
            <text:p>889</text:p>
          </table:table-cell>
          <table:table-cell office:value-type="float" office:value="7859">
            <text:p>7859</text:p>
          </table:table-cell>
          <table:table-cell office:value-type="float" office:value="20722">
            <text:p>20722</text:p>
          </table:table-cell>
          <table:table-cell office:value-type="float" office:value="138203">
            <text:p>138203</text:p>
          </table:table-cell>
          <table:table-cell office:value-type="float" office:value="-1979.25">
            <text:p>-1979.25</text:p>
          </table:table-cell>
          <table:table-cell office:value-type="float" office:value="-5218.75">
            <text:p>-5218.75</text:p>
          </table:table-cell>
          <table:table-cell office:value-type="float" office:value="0">
            <text:p>0</text:p>
          </table:table-cell>
          <table:table-cell office:value-type="float" office:value="-0.251845018450184">
            <text:p>-0.2518450185</text:p>
          </table:table-cell>
          <table:table-cell office:value-type="float" office:value="-0.251845864298813">
            <text:p>-0.2518458643</text:p>
          </table:table-cell>
          <table:table-cell office:value-type="float" office:value="0">
            <text:p>0</text:p>
          </table:table-cell>
          <table:table-cell office:value-type="float" office:value="0.242857225527975">
            <text:p>0.2428572255</text:p>
          </table:table-cell>
          <table:table-cell office:value-type="float" office:value="0.24285510010841">
            <text:p>0.2428551001</text:p>
          </table:table-cell>
          <table:table-cell office:value-type="float" office:value="1.8">
            <text:p>1.8</text:p>
          </table:table-cell>
          <table:table-cell office:value-type="float" office:value="-2.3889671545222">
            <text:p>-2.3889671545</text:p>
          </table:table-cell>
          <table:table-cell office:value-type="float" office:value="-2.38895784570446">
            <text:p>-2.38895784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569">
            <text:p>569</text:p>
          </table:table-cell>
          <table:table-cell office:value-type="float" office:value="834">
            <text:p>834</text:p>
          </table:table-cell>
          <table:table-cell office:value-type="float" office:value="7383">
            <text:p>7383</text:p>
          </table:table-cell>
          <table:table-cell office:value-type="float" office:value="20715">
            <text:p>20715</text:p>
          </table:table-cell>
          <table:table-cell office:value-type="float" office:value="169101">
            <text:p>169101</text:p>
          </table:table-cell>
          <table:table-cell table:number-columns-repeated="6" office:value-type="float" office:value="0">
            <text:p>0</text:p>
          </table:table-cell>
          <table:table-cell office:value-type="float" office:value="0.82">
            <text:p>0.82</text:p>
          </table:table-cell>
          <table:table-cell office:value-type="float" office:value="0.86">
            <text:p>0.86</text:p>
          </table:table-cell>
          <table:table-cell office:value-type="float" office:value="1.8">
            <text:p>1.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5">
            <text:p>5</text:p>
          </table:table-cell>
          <table:table-cell office:value-type="float" office:value="515">
            <text:p>515</text:p>
          </table:table-cell>
          <table:table-cell office:value-type="float" office:value="1201">
            <text:p>1201</text:p>
          </table:table-cell>
          <table:table-cell office:value-type="float" office:value="780">
            <text:p>780</text:p>
          </table:table-cell>
          <table:table-cell office:value-type="float" office:value="6936">
            <text:p>6936</text:p>
          </table:table-cell>
          <table:table-cell office:value-type="float" office:value="20377">
            <text:p>20377</text:p>
          </table:table-cell>
          <table:table-cell office:value-type="float" office:value="206906">
            <text:p>206906</text:p>
          </table:table-cell>
          <table:table-cell table:number-columns-repeated="6" office:value-type="float" office:value="0">
            <text:p>0</text:p>
          </table:table-cell>
          <table:table-cell office:value-type="float" office:value="0.82">
            <text:p>0.82</text:p>
          </table:table-cell>
          <table:table-cell office:value-type="float" office:value="0.86">
            <text:p>0.86</text:p>
          </table:table-cell>
          <table:table-cell office:value-type="float" office:value="1.8">
            <text:p>1.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1.25">
            <text:p>171.25</text:p>
          </table:table-cell>
          <table:table-cell office:value-type="float" office:value="7798.25">
            <text:p>7798.25</text:p>
          </table:table-cell>
          <table:table-cell office:value-type="float" office:value="28404.75">
            <text:p>28404.75</text:p>
          </table:table-cell>
          <table:table-cell office:value-type="float" office:value="18.29">
            <text:p>18.29</text:p>
          </table:table-cell>
          <table:table-cell table:number-columns-repeated="3" office:value-type="float" office:value="5">
            <text:p>5</text:p>
          </table:table-cell>
          <table:table-cell office:value-type="float" office:value="567">
            <text:p>567</text:p>
          </table:table-cell>
          <table:table-cell office:value-type="float" office:value="1253">
            <text:p>1253</text:p>
          </table:table-cell>
          <table:table-cell office:value-type="float" office:value="832">
            <text:p>832</text:p>
          </table:table-cell>
          <table:table-cell office:value-type="float" office:value="6516">
            <text:p>6516</text:p>
          </table:table-cell>
          <table:table-cell office:value-type="float" office:value="20179">
            <text:p>20179</text:p>
          </table:table-cell>
          <table:table-cell office:value-type="float" office:value="253163">
            <text:p>253163</text:p>
          </table:table-cell>
          <table:table-cell table:number-columns-repeated="6" office:value-type="float" office:value="0">
            <text:p>0</text:p>
          </table:table-cell>
          <table:table-cell office:value-type="float" office:value="0.82">
            <text:p>0.82</text:p>
          </table:table-cell>
          <table:table-cell office:value-type="float" office:value="1.16">
            <text:p>1.16</text:p>
          </table:table-cell>
          <table:table-cell office:value-type="float" office:value="1.8">
            <text:p>1.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71.333333333333">
            <text:p>171.3333333333</text:p>
          </table:table-cell>
          <table:table-cell office:value-type="float" office:value="7774.66666666667">
            <text:p>7774.6666666667</text:p>
          </table:table-cell>
          <table:table-cell office:value-type="float" office:value="28098">
            <text:p>28098</text:p>
          </table:table-cell>
          <table:table-cell office:value-type="float" office:value="18.23">
            <text:p>18.23</text:p>
          </table:table-cell>
          <table:table-cell table:number-columns-repeated="3" office:value-type="float" office:value="5">
            <text:p>5</text:p>
          </table:table-cell>
          <table:table-cell office:value-type="float" office:value="573">
            <text:p>573</text:p>
          </table:table-cell>
          <table:table-cell office:value-type="float" office:value="1259">
            <text:p>1259</text:p>
          </table:table-cell>
          <table:table-cell office:value-type="float" office:value="837">
            <text:p>837</text:p>
          </table:table-cell>
          <table:table-cell office:value-type="float" office:value="6122">
            <text:p>6122</text:p>
          </table:table-cell>
          <table:table-cell office:value-type="float" office:value="19900">
            <text:p>19900</text:p>
          </table:table-cell>
          <table:table-cell office:value-type="float" office:value="309762">
            <text:p>309762</text:p>
          </table:table-cell>
          <table:table-cell table:number-columns-repeated="6" office:value-type="float" office:value="0">
            <text:p>0</text:p>
          </table:table-cell>
          <table:table-cell office:value-type="float" office:value="0.82">
            <text:p>0.82</text:p>
          </table:table-cell>
          <table:table-cell office:value-type="float" office:value="0.86">
            <text:p>0.86</text:p>
          </table:table-cell>
          <table:table-cell office:value-type="float" office:value="1.8">
            <text:p>1.8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7" table:number-columns-repeated="2" table:default-cell-style-name="Default"/>
        <table:table-column table:style-name="co18" table:number-columns-repeated="3" table:default-cell-style-name="Default"/>
        <table:table-column table:style-name="co12" table:number-columns-repeated="2" table:default-cell-style-name="Default"/>
        <table:table-column table:style-name="co18" table:default-cell-style-name="Default"/>
        <table:table-column table:style-name="co17" table:number-columns-repeated="2" table:default-cell-style-name="Default"/>
        <table:table-column table:style-name="co6" table:default-cell-style-name="Default"/>
        <table:table-column table:style-name="co13" table:number-columns-repeated="2" table:default-cell-style-name="Default"/>
        <table:table-row table:style-name="ro1">
          <table:table-cell office:value-type="float" office:value="0.82">
            <text:p>0.82</text:p>
          </table:table-cell>
          <table:table-cell office:value-type="float" office:value="0.86">
            <text:p>0.86</text:p>
          </table:table-cell>
          <table:table-cell office:value-type="float" office:value="1.8">
            <text:p>1.8</text:p>
          </table:table-cell>
          <table:table-cell office:value-type="float" office:value="-11">
            <text:p>-11</text:p>
          </table:table-cell>
          <table:table-cell office:value-type="float" office:value="-13">
            <text:p>-1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9.6">
            <text:p>9.6</text:p>
          </table:table-cell>
          <table:table-cell office:value-type="float" office:value="14.6">
            <text:p>14.6</text:p>
          </table:table-cell>
          <table:table-cell office:value-type="float" office:value="33.3">
            <text:p>33.3</text:p>
          </table:table-cell>
          <table:table-cell office:value-type="float" office:value="9472">
            <text:p>9472</text:p>
          </table:table-cell>
          <table:table-cell office:value-type="float" office:value="11232">
            <text:p>11232</text:p>
          </table:table-cell>
          <table:table-cell office:value-type="float" office:value="19376">
            <text:p>1937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3">11/03/2021</text:date>, <text:time>23:47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3T23:47:42.59</dc:date>
    <dc:creator>Liam Widdess</dc:creator>
    <meta:editing-duration>P2DT3H30M43S</meta:editing-duration>
    <meta:editing-cycles>185</meta:editing-cycles>
    <meta:generator>OpenOffice/4.1.7$Win32 OpenOffice.org_project/417m1$Build-9800</meta:generator>
    <meta:document-statistic meta:table-count="8" meta:cell-count="8613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759cm" svg:y="1.314cm" svg:width="31.937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61">
                <text:p>9961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467">
                <text:p>9467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695">
                <text:p>8695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652">
                <text:p>5652</text:p>
              </table:table-cell>
              <table:table-cell office:value-type="float" office:value="10062">
                <text:p>1006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64">
                <text:p>6864</text:p>
              </table:table-cell>
              <table:table-cell office:value-type="float" office:value="12361">
                <text:p>12361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828">
                <text:p>5828</text:p>
              </table:table-cell>
              <table:table-cell office:value-type="float" office:value="10543">
                <text:p>1054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400">
                <text:p>6400</text:p>
              </table:table-cell>
              <table:table-cell office:value-type="float" office:value="11244">
                <text:p>11244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7114">
                <text:p>7114</text:p>
              </table:table-cell>
              <table:table-cell office:value-type="float" office:value="15378">
                <text:p>1537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600">
                <text:p>7600</text:p>
              </table:table-cell>
              <table:table-cell office:value-type="float" office:value="13767">
                <text:p>137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82">
                <text:p>4382</text:p>
              </table:table-cell>
              <table:table-cell office:value-type="float" office:value="7450">
                <text:p>7450</text:p>
              </table:table-cell>
              <table:table-cell office:value-type="float" office:value="14149">
                <text:p>14149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816">
                <text:p>4816</text:p>
              </table:table-cell>
              <table:table-cell office:value-type="float" office:value="8249">
                <text:p>8249</text:p>
              </table:table-cell>
              <table:table-cell office:value-type="float" office:value="15416">
                <text:p>15416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90">
                <text:p>5390</text:p>
              </table:table-cell>
              <table:table-cell office:value-type="float" office:value="9355">
                <text:p>9355</text:p>
              </table:table-cell>
              <table:table-cell office:value-type="float" office:value="17370">
                <text:p>17370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468">
                <text:p>5468</text:p>
              </table:table-cell>
              <table:table-cell office:value-type="float" office:value="9520">
                <text:p>9520</text:p>
              </table:table-cell>
              <table:table-cell office:value-type="float" office:value="16885">
                <text:p>1688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634">
                <text:p>5634</text:p>
              </table:table-cell>
              <table:table-cell office:value-type="float" office:value="9668">
                <text:p>9668</text:p>
              </table:table-cell>
              <table:table-cell office:value-type="float" office:value="15658">
                <text:p>15658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212">
                <text:p>6212</text:p>
              </table:table-cell>
              <table:table-cell office:value-type="float" office:value="10680">
                <text:p>10680</text:p>
              </table:table-cell>
              <table:table-cell office:value-type="float" office:value="16966">
                <text:p>169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76">
                <text:p>6876</text:p>
              </table:table-cell>
              <table:table-cell office:value-type="float" office:value="11804">
                <text:p>11804</text:p>
              </table:table-cell>
              <table:table-cell office:value-type="float" office:value="17160">
                <text:p>17160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340">
                <text:p>7340</text:p>
              </table:table-cell>
              <table:table-cell office:value-type="float" office:value="11572">
                <text:p>11572</text:p>
              </table:table-cell>
              <table:table-cell office:value-type="float" office:value="16896">
                <text:p>1689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062">
                <text:p>8062</text:p>
              </table:table-cell>
              <table:table-cell office:value-type="float" office:value="11648">
                <text:p>11648</text:p>
              </table:table-cell>
              <table:table-cell office:value-type="float" office:value="17037">
                <text:p>1703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842">
                <text:p>8842</text:p>
              </table:table-cell>
              <table:table-cell office:value-type="float" office:value="12146">
                <text:p>12146</text:p>
              </table:table-cell>
              <table:table-cell office:value-type="float" office:value="18738">
                <text:p>1873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9430">
                <text:p>9430</text:p>
              </table:table-cell>
              <table:table-cell office:value-type="float" office:value="12506">
                <text:p>12506</text:p>
              </table:table-cell>
              <table:table-cell office:value-type="float" office:value="19448">
                <text:p>1944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882">
                <text:p>8882</text:p>
              </table:table-cell>
              <table:table-cell office:value-type="float" office:value="12142">
                <text:p>12142</text:p>
              </table:table-cell>
              <table:table-cell office:value-type="float" office:value="18873">
                <text:p>18873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863">
                <text:p>8863</text:p>
              </table:table-cell>
              <table:table-cell office:value-type="float" office:value="12192">
                <text:p>12192</text:p>
              </table:table-cell>
              <table:table-cell office:value-type="float" office:value="19593">
                <text:p>1959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134">
                <text:p>9134</text:p>
              </table:table-cell>
              <table:table-cell office:value-type="float" office:value="13738">
                <text:p>13738</text:p>
              </table:table-cell>
              <table:table-cell office:value-type="float" office:value="19670">
                <text:p>19670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346">
                <text:p>9346</text:p>
              </table:table-cell>
              <table:table-cell office:value-type="float" office:value="13470">
                <text:p>13470</text:p>
              </table:table-cell>
              <table:table-cell office:value-type="float" office:value="18772">
                <text:p>1877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742">
                <text:p>8742</text:p>
              </table:table-cell>
              <table:table-cell office:value-type="float" office:value="13083">
                <text:p>13083</text:p>
              </table:table-cell>
              <table:table-cell office:value-type="float" office:value="19397">
                <text:p>1939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9133">
                <text:p>9133</text:p>
              </table:table-cell>
              <table:table-cell office:value-type="float" office:value="13648">
                <text:p>13648</text:p>
              </table:table-cell>
              <table:table-cell office:value-type="float" office:value="19629">
                <text:p>1962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298">
                <text:p>10298</text:p>
              </table:table-cell>
              <table:table-cell office:value-type="float" office:value="13738">
                <text:p>13738</text:p>
              </table:table-cell>
              <table:table-cell office:value-type="float" office:value="20440">
                <text:p>20440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0290">
                <text:p>10290</text:p>
              </table:table-cell>
              <table:table-cell office:value-type="float" office:value="13458">
                <text:p>13458</text:p>
              </table:table-cell>
              <table:table-cell office:value-type="float" office:value="19632">
                <text:p>19632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0050">
                <text:p>10050</text:p>
              </table:table-cell>
              <table:table-cell office:value-type="float" office:value="13220">
                <text:p>13220</text:p>
              </table:table-cell>
              <table:table-cell office:value-type="float" office:value="20780">
                <text:p>20780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4">
                <text:p>10294</text:p>
              </table:table-cell>
              <table:table-cell office:value-type="float" office:value="13690">
                <text:p>13690</text:p>
              </table:table-cell>
              <table:table-cell office:value-type="float" office:value="21376">
                <text:p>2137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0304">
                <text:p>10304</text:p>
              </table:table-cell>
              <table:table-cell office:value-type="float" office:value="14308">
                <text:p>14308</text:p>
              </table:table-cell>
              <table:table-cell office:value-type="float" office:value="21321">
                <text:p>21321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880">
                <text:p>9880</text:p>
              </table:table-cell>
              <table:table-cell office:value-type="float" office:value="14116">
                <text:p>14116</text:p>
              </table:table-cell>
              <table:table-cell office:value-type="float" office:value="22035">
                <text:p>22035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705">
                <text:p>9705</text:p>
              </table:table-cell>
              <table:table-cell office:value-type="float" office:value="14792">
                <text:p>14792</text:p>
              </table:table-cell>
              <table:table-cell office:value-type="float" office:value="24230">
                <text:p>24230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0380">
                <text:p>10380</text:p>
              </table:table-cell>
              <table:table-cell office:value-type="float" office:value="15438">
                <text:p>15438</text:p>
              </table:table-cell>
              <table:table-cell office:value-type="float" office:value="26047">
                <text:p>26047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789">
                <text:p>10789</text:p>
              </table:table-cell>
              <table:table-cell office:value-type="float" office:value="16290">
                <text:p>16290</text:p>
              </table:table-cell>
              <table:table-cell office:value-type="float" office:value="28005">
                <text:p>2800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0465">
                <text:p>10465</text:p>
              </table:table-cell>
              <table:table-cell office:value-type="float" office:value="17210">
                <text:p>17210</text:p>
              </table:table-cell>
              <table:table-cell office:value-type="float" office:value="29731">
                <text:p>29731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1058">
                <text:p>11058</text:p>
              </table:table-cell>
              <table:table-cell office:value-type="float" office:value="17846">
                <text:p>17846</text:p>
              </table:table-cell>
              <table:table-cell office:value-type="float" office:value="30754">
                <text:p>30754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1224">
                <text:p>11224</text:p>
              </table:table-cell>
              <table:table-cell office:value-type="float" office:value="18822">
                <text:p>18822</text:p>
              </table:table-cell>
              <table:table-cell office:value-type="float" office:value="32003">
                <text:p>32003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1240">
                <text:p>11240</text:p>
              </table:table-cell>
              <table:table-cell office:value-type="float" office:value="19608">
                <text:p>19608</text:p>
              </table:table-cell>
              <table:table-cell office:value-type="float" office:value="33369">
                <text:p>33369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1685">
                <text:p>11685</text:p>
              </table:table-cell>
              <table:table-cell office:value-type="float" office:value="20452">
                <text:p>20452</text:p>
              </table:table-cell>
              <table:table-cell office:value-type="float" office:value="35185">
                <text:p>35185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850">
                <text:p>12850</text:p>
              </table:table-cell>
              <table:table-cell office:value-type="float" office:value="21715">
                <text:p>21715</text:p>
              </table:table-cell>
              <table:table-cell office:value-type="float" office:value="35822">
                <text:p>358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779">
                <text:p>13779</text:p>
              </table:table-cell>
              <table:table-cell office:value-type="float" office:value="22739">
                <text:p>22739</text:p>
              </table:table-cell>
              <table:table-cell office:value-type="float" office:value="33884">
                <text:p>33884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4790">
                <text:p>14790</text:p>
              </table:table-cell>
              <table:table-cell office:value-type="float" office:value="22991">
                <text:p>22991</text:p>
              </table:table-cell>
              <table:table-cell office:value-type="float" office:value="32611">
                <text:p>32611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5460">
                <text:p>15460</text:p>
              </table:table-cell>
              <table:table-cell office:value-type="float" office:value="22282">
                <text:p>22282</text:p>
              </table:table-cell>
              <table:table-cell office:value-type="float" office:value="34271">
                <text:p>34271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234">
                <text:p>16234</text:p>
              </table:table-cell>
              <table:table-cell office:value-type="float" office:value="21808">
                <text:p>21808</text:p>
              </table:table-cell>
              <table:table-cell office:value-type="float" office:value="34740">
                <text:p>34740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6640">
                <text:p>16640</text:p>
              </table:table-cell>
              <table:table-cell office:value-type="float" office:value="22485">
                <text:p>22485</text:p>
              </table:table-cell>
              <table:table-cell office:value-type="float" office:value="33074">
                <text:p>3307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6852">
                <text:p>16852</text:p>
              </table:table-cell>
              <table:table-cell office:value-type="float" office:value="22850">
                <text:p>22850</text:p>
              </table:table-cell>
              <table:table-cell office:value-type="float" office:value="32523">
                <text:p>32523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6595">
                <text:p>16595</text:p>
              </table:table-cell>
              <table:table-cell office:value-type="float" office:value="24050">
                <text:p>24050</text:p>
              </table:table-cell>
              <table:table-cell office:value-type="float" office:value="35066">
                <text:p>35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6090">
                <text:p>16090</text:p>
              </table:table-cell>
              <table:table-cell office:value-type="float" office:value="22407">
                <text:p>22407</text:p>
              </table:table-cell>
              <table:table-cell office:value-type="float" office:value="33765">
                <text:p>33765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4914">
                <text:p>14914</text:p>
              </table:table-cell>
              <table:table-cell office:value-type="float" office:value="21453">
                <text:p>21453</text:p>
              </table:table-cell>
              <table:table-cell office:value-type="float" office:value="32042">
                <text:p>3204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2168">
                <text:p>12168</text:p>
              </table:table-cell>
              <table:table-cell office:value-type="float" office:value="21344">
                <text:p>21344</text:p>
              </table:table-cell>
              <table:table-cell office:value-type="float" office:value="31468">
                <text:p>31468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3260">
                <text:p>13260</text:p>
              </table:table-cell>
              <table:table-cell office:value-type="float" office:value="21152">
                <text:p>21152</text:p>
              </table:table-cell>
              <table:table-cell office:value-type="float" office:value="33210">
                <text:p>33210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1960">
                <text:p>11960</text:p>
              </table:table-cell>
              <table:table-cell office:value-type="float" office:value="20464">
                <text:p>20464</text:p>
              </table:table-cell>
              <table:table-cell office:value-type="float" office:value="30228">
                <text:p>30228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0764">
                <text:p>10764</text:p>
              </table:table-cell>
              <table:table-cell office:value-type="float" office:value="18898">
                <text:p>18898</text:p>
              </table:table-cell>
              <table:table-cell office:value-type="float" office:value="29039">
                <text:p>29039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1730">
                <text:p>11730</text:p>
              </table:table-cell>
              <table:table-cell office:value-type="float" office:value="18560">
                <text:p>18560</text:p>
              </table:table-cell>
              <table:table-cell office:value-type="float" office:value="30487">
                <text:p>30487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2420">
                <text:p>12420</text:p>
              </table:table-cell>
              <table:table-cell office:value-type="float" office:value="19364">
                <text:p>19364</text:p>
              </table:table-cell>
              <table:table-cell office:value-type="float" office:value="32323">
                <text:p>32323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2584">
                <text:p>12584</text:p>
              </table:table-cell>
              <table:table-cell office:value-type="float" office:value="18585">
                <text:p>18585</text:p>
              </table:table-cell>
              <table:table-cell office:value-type="float" office:value="29295">
                <text:p>29295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2342">
                <text:p>12342</text:p>
              </table:table-cell>
              <table:table-cell office:value-type="float" office:value="18052">
                <text:p>18052</text:p>
              </table:table-cell>
              <table:table-cell office:value-type="float" office:value="27260">
                <text:p>27260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1837">
                <text:p>11837</text:p>
              </table:table-cell>
              <table:table-cell office:value-type="float" office:value="17248">
                <text:p>17248</text:p>
              </table:table-cell>
              <table:table-cell office:value-type="float" office:value="28858">
                <text:p>28858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0868">
                <text:p>10868</text:p>
              </table:table-cell>
              <table:table-cell office:value-type="float" office:value="17280">
                <text:p>17280</text:p>
              </table:table-cell>
              <table:table-cell office:value-type="float" office:value="27807">
                <text:p>2780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0393">
                <text:p>10393</text:p>
              </table:table-cell>
              <table:table-cell office:value-type="float" office:value="16471">
                <text:p>16471</text:p>
              </table:table-cell>
              <table:table-cell office:value-type="float" office:value="26598">
                <text:p>2659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1837">
                <text:p>11837</text:p>
              </table:table-cell>
              <table:table-cell office:value-type="float" office:value="17248">
                <text:p>17248</text:p>
              </table:table-cell>
              <table:table-cell office:value-type="float" office:value="26790">
                <text:p>26790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2464">
                <text:p>12464</text:p>
              </table:table-cell>
              <table:table-cell office:value-type="float" office:value="17940">
                <text:p>17940</text:p>
              </table:table-cell>
              <table:table-cell office:value-type="float" office:value="30080">
                <text:p>30080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1685">
                <text:p>11685</text:p>
              </table:table-cell>
              <table:table-cell office:value-type="float" office:value="17160">
                <text:p>17160</text:p>
              </table:table-cell>
              <table:table-cell office:value-type="float" office:value="28294">
                <text:p>28294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1875">
                <text:p>11875</text:p>
              </table:table-cell>
              <table:table-cell office:value-type="float" office:value="17094">
                <text:p>17094</text:p>
              </table:table-cell>
              <table:table-cell office:value-type="float" office:value="28576">
                <text:p>2857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1856">
                <text:p>11856</text:p>
              </table:table-cell>
              <table:table-cell office:value-type="float" office:value="17620">
                <text:p>17620</text:p>
              </table:table-cell>
              <table:table-cell office:value-type="float" office:value="29281">
                <text:p>292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0811">
                <text:p>10811</text:p>
              </table:table-cell>
              <table:table-cell office:value-type="float" office:value="17430">
                <text:p>17430</text:p>
              </table:table-cell>
              <table:table-cell office:value-type="float" office:value="28427">
                <text:p>28427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9785">
                <text:p>9785</text:p>
              </table:table-cell>
              <table:table-cell office:value-type="float" office:value="16663">
                <text:p>16663</text:p>
              </table:table-cell>
              <table:table-cell office:value-type="float" office:value="27187">
                <text:p>2718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0773">
                <text:p>10773</text:p>
              </table:table-cell>
              <table:table-cell office:value-type="float" office:value="17500">
                <text:p>17500</text:p>
              </table:table-cell>
              <table:table-cell office:value-type="float" office:value="29281">
                <text:p>29281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0887">
                <text:p>10887</text:p>
              </table:table-cell>
              <table:table-cell office:value-type="float" office:value="17626">
                <text:p>17626</text:p>
              </table:table-cell>
              <table:table-cell office:value-type="float" office:value="30832">
                <text:p>3083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0470">
                <text:p>10470</text:p>
              </table:table-cell>
              <table:table-cell office:value-type="float" office:value="16680">
                <text:p>16680</text:p>
              </table:table-cell>
              <table:table-cell office:value-type="float" office:value="28905">
                <text:p>28905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0231">
                <text:p>10231</text:p>
              </table:table-cell>
              <table:table-cell office:value-type="float" office:value="16814">
                <text:p>16814</text:p>
              </table:table-cell>
              <table:table-cell office:value-type="float" office:value="29375">
                <text:p>29375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9513">
                <text:p>9513</text:p>
              </table:table-cell>
              <table:table-cell office:value-type="float" office:value="16640">
                <text:p>16640</text:p>
              </table:table-cell>
              <table:table-cell office:value-type="float" office:value="29328">
                <text:p>29328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171">
                <text:p>7171</text:p>
              </table:table-cell>
              <table:table-cell office:value-type="float" office:value="15079">
                <text:p>15079</text:p>
              </table:table-cell>
              <table:table-cell office:value-type="float" office:value="26743">
                <text:p>26743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472">
                <text:p>5472</text:p>
              </table:table-cell>
              <table:table-cell office:value-type="float" office:value="14420">
                <text:p>14420</text:p>
              </table:table-cell>
              <table:table-cell office:value-type="float" office:value="26821">
                <text:p>26821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2474">
                <text:p>12474</text:p>
              </table:table-cell>
              <table:table-cell office:value-type="float" office:value="26624">
                <text:p>26624</text:p>
              </table:table-cell>
              <table:table-cell office:value-type="float" office:value="77320">
                <text:p>77320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2606">
                <text:p>12606</text:p>
              </table:table-cell>
              <table:table-cell office:value-type="float" office:value="26784">
                <text:p>26784</text:p>
              </table:table-cell>
              <table:table-cell office:value-type="float" office:value="75446">
                <text:p>7544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0060">
                <text:p>10060</text:p>
              </table:table-cell>
              <table:table-cell office:value-type="float" office:value="22607">
                <text:p>22607</text:p>
              </table:table-cell>
              <table:table-cell office:value-type="float" office:value="92313">
                <text:p>92313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8997">
                <text:p>8997</text:p>
              </table:table-cell>
              <table:table-cell office:value-type="float" office:value="22362">
                <text:p>22362</text:p>
              </table:table-cell>
              <table:table-cell office:value-type="float" office:value="112951">
                <text:p>112951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859">
                <text:p>7859</text:p>
              </table:table-cell>
              <table:table-cell office:value-type="float" office:value="20722">
                <text:p>20722</text:p>
              </table:table-cell>
              <table:table-cell office:value-type="float" office:value="138203">
                <text:p>138203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383">
                <text:p>7383</text:p>
              </table:table-cell>
              <table:table-cell office:value-type="float" office:value="20715">
                <text:p>20715</text:p>
              </table:table-cell>
              <table:table-cell office:value-type="float" office:value="169101">
                <text:p>169101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6936">
                <text:p>6936</text:p>
              </table:table-cell>
              <table:table-cell office:value-type="float" office:value="20377">
                <text:p>20377</text:p>
              </table:table-cell>
              <table:table-cell office:value-type="float" office:value="206906">
                <text:p>20690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6516">
                <text:p>6516</text:p>
              </table:table-cell>
              <table:table-cell office:value-type="float" office:value="20179">
                <text:p>20179</text:p>
              </table:table-cell>
              <table:table-cell office:value-type="float" office:value="253163">
                <text:p>253163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6122">
                <text:p>6122</text:p>
              </table:table-cell>
              <table:table-cell office:value-type="float" office:value="19900">
                <text:p>19900</text:p>
              </table:table-cell>
              <table:table-cell office:value-type="float" office:value="309762">
                <text:p>3097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002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98.25">
                <text:p>7798.25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74.66666666667">
                <text:p>7774.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106cm" svg:y="1.404cm" svg:width="30.893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9">
                <text:p>18.29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23">
                <text:p>18.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84cm" svg:y="1.352cm" svg:width="31.352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5271672552642">
                <text:p>1.1527167255264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948068978836">
                <text:p>1.15948068978836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24867211584285">
                <text:p>1.24867211584285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5410960950585">
                <text:p>1.15410960950585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29222337830258">
                <text:p>1.29222337830258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29038458192444">
                <text:p>1.29038458192444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2748318532144">
                <text:p>1.274831853214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15735968853878">
                <text:p>1.1573596885387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3144919474348">
                <text:p>1.314491947434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9097327759386">
                <text:p>1.19097327759386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2733211134761">
                <text:p>1.22733211134761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2596372222372">
                <text:p>1.2259637222237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9705734556306">
                <text:p>1.2970573455630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9512479025187">
                <text:p>1.29512479025187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26897174801827">
                <text:p>1.26897174801827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5610862854162">
                <text:p>1.05610862854162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4825606148624">
                <text:p>1.04825606148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88122456555">
                <text:p>1.07088122456555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2887761950787">
                <text:p>1.12887761950787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6108324733411">
                <text:p>1.06108324733411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9177343241826">
                <text:p>1.0917734324182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641170116019">
                <text:p>1.01641170116019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2890940935864">
                <text:p>1.0289094093586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021671292133">
                <text:p>1.04021671292133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3351604793921">
                <text:p>1.03351604793921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1641170116019">
                <text:p>1.01641170116019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2680348836807">
                <text:p>1.02680348836807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1652416925771">
                <text:p>1.01652416925771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026709717041">
                <text:p>1.0402670971704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825091205322">
                <text:p>1.04825091205322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7965074149865">
                <text:p>1.07965074149865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941621284783">
                <text:p>1.1394162128478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449647358076">
                <text:p>1.1344964735807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627420103171">
                <text:p>1.19627420103171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9777057347103">
                <text:p>1.19777057347103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5743980100133">
                <text:p>1.15743980100133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0606061985603">
                <text:p>1.10606061985603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05930056135295">
                <text:p>1.0593005613529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19230555476599">
                <text:p>1.19230555476599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235145904263">
                <text:p>1.15235145904263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522593183731">
                <text:p>1.10522593183731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75435488699522">
                <text:p>0.975435488699522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95369650396291">
                <text:p>0.995369650396291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0.935067990533574">
                <text:p>0.93506799053357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0.972994072697095">
                <text:p>0.972994072697095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79523220270387">
                <text:p>0.979523220270387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.01665276330172">
                <text:p>1.0166527633017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0.935485580558969">
                <text:p>0.935485580558969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0.905383656109249">
                <text:p>0.90538365610924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88991768308578">
                <text:p>0.988991768308578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9186127831913">
                <text:p>0.99186127831913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0.93511848111887">
                <text:p>0.93511848111887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0.966726438348474">
                <text:p>0.966726438348474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.0778868088585">
                <text:p>1.0778868088585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0.937356468492486">
                <text:p>0.93735646849248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806036340132">
                <text:p>1.0180603634013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0.879634626081624">
                <text:p>0.87963462608162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.01495036479855">
                <text:p>1.01495036479855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0.803733591372224">
                <text:p>0.80373359137222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0.860820996660591">
                <text:p>0.860820996660591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0.965793993572377">
                <text:p>0.965793993572377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977644641683103">
                <text:p>0.977644641683103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985755225737743">
                <text:p>0.985755225737743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.0147253584554">
                <text:p>1.014725358455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.04400589568401">
                <text:p>1.0440058956840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997190019515814">
                <text:p>0.99719001951581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74166960288846">
                <text:p>0.974166960288846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.01403136">
                <text:p>1.0140313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843485638904258">
                <text:p>0.843485638904258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72944880390652">
                <text:p>0.97294488039065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2.03705210108441">
                <text:p>2.03705210108441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.9185272849382">
                <text:p>1.9185272849382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58356205093236">
                <text:p>0.958356205093236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02951282519559">
                <text:p>0.902951282519559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11338315207577">
                <text:p>0.911338315207577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896745478354271">
                <text:p>0.896745478354271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24285510010841">
                <text:p>0.24285510010841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8404.75">
                <text:p>28404.75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8098">
                <text:p>280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